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7722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772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7722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772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7722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7722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7722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7722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7722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7722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7722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7722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7722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7722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7722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7722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7722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7722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7722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7722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7722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7722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7722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7722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7722in" fo:margin-left="0in" fo:margin-top="0in" fo:margin-bottom="0in" fo:break-before="auto" fo:break-after="auto" table:align="left"/>
    </style:style>
    <style:style style:name="Table13.A" style:family="table-column">
      <style:table-column-properties style:column-width="6.7722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6.7722in" fo:margin-left="0in" fo:margin-top="0in" fo:margin-bottom="0in" fo:break-before="auto" fo:break-after="auto" table:align="left"/>
    </style:style>
    <style:style style:name="Table14.A" style:family="table-column">
      <style:table-column-properties style:column-width="6.7722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6.7722in" fo:margin-left="0in" fo:margin-top="0in" fo:margin-bottom="0in" fo:break-before="auto" fo:break-after="auto" table:align="left"/>
    </style:style>
    <style:style style:name="Table15.A" style:family="table-column">
      <style:table-column-properties style:column-width="6.7722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6.7722in" fo:margin-left="0in" fo:margin-top="0in" fo:margin-bottom="0in" fo:break-before="auto" fo:break-after="auto" table:align="left"/>
    </style:style>
    <style:style style:name="Table16.A" style:family="table-column">
      <style:table-column-properties style:column-width="6.7722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6.7722in" fo:margin-left="0in" fo:margin-top="0in" fo:margin-bottom="0in" fo:break-before="auto" fo:break-after="auto" table:align="left"/>
    </style:style>
    <style:style style:name="Table17.A" style:family="table-column">
      <style:table-column-properties style:column-width="6.7722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6.7722in" fo:margin-left="0in" fo:margin-top="0in" fo:margin-bottom="0in" fo:break-before="auto" fo:break-after="auto" table:align="left"/>
    </style:style>
    <style:style style:name="Table18.A" style:family="table-column">
      <style:table-column-properties style:column-width="6.7722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6.7722in" fo:margin-left="0in" fo:margin-top="0in" fo:margin-bottom="0in" fo:break-before="auto" fo:break-after="auto" table:align="left"/>
    </style:style>
    <style:style style:name="Table19.A" style:family="table-column">
      <style:table-column-properties style:column-width="6.7722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6.7722in" fo:margin-left="0in" fo:margin-top="0in" fo:margin-bottom="0in" fo:break-before="auto" fo:break-after="auto" table:align="left"/>
    </style:style>
    <style:style style:name="Table20.A" style:family="table-column">
      <style:table-column-properties style:column-width="6.7722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6.7722in" fo:margin-left="0in" fo:margin-top="0in" fo:margin-bottom="0in" fo:break-before="auto" fo:break-after="auto" table:align="left"/>
    </style:style>
    <style:style style:name="Table21.A" style:family="table-column">
      <style:table-column-properties style:column-width="6.7722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6.7722in" fo:margin-left="0in" fo:margin-top="0in" fo:margin-bottom="0in" fo:break-before="auto" fo:break-after="auto" table:align="left"/>
    </style:style>
    <style:style style:name="Table22.A" style:family="table-column">
      <style:table-column-properties style:column-width="6.7722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3" style:family="table">
      <style:table-properties style:width="6.7722in" fo:margin-left="0in" fo:margin-top="0in" fo:margin-bottom="0in" fo:break-before="auto" fo:break-after="auto" table:align="left"/>
    </style:style>
    <style:style style:name="Table23.A" style:family="table-column">
      <style:table-column-properties style:column-width="6.7722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4" style:family="table">
      <style:table-properties style:width="6.7722in" fo:margin-left="0in" fo:margin-top="0in" fo:margin-bottom="0in" fo:break-before="auto" fo:break-after="auto" table:align="left"/>
    </style:style>
    <style:style style:name="Table24.A" style:family="table-column">
      <style:table-column-properties style:column-width="6.7722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5" style:family="table">
      <style:table-properties style:width="6.7722in" fo:margin-left="0in" fo:margin-top="0in" fo:margin-bottom="0in" fo:break-before="auto" fo:break-after="auto" table:align="left"/>
    </style:style>
    <style:style style:name="Table25.A" style:family="table-column">
      <style:table-column-properties style:column-width="6.7722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6" style:family="table">
      <style:table-properties style:width="6.7722in" fo:margin-left="0in" fo:margin-top="0in" fo:margin-bottom="0in" fo:break-before="auto" fo:break-after="auto" table:align="left"/>
    </style:style>
    <style:style style:name="Table26.A" style:family="table-column">
      <style:table-column-properties style:column-width="6.7722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7" style:family="table">
      <style:table-properties style:width="6.7722in" fo:margin-left="0in" fo:margin-top="0in" fo:margin-bottom="0in" fo:break-before="auto" fo:break-after="auto" table:align="left"/>
    </style:style>
    <style:style style:name="Table27.A" style:family="table-column">
      <style:table-column-properties style:column-width="6.7722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8" style:family="table">
      <style:table-properties style:width="6.7722in" fo:margin-left="0in" fo:margin-top="0in" fo:margin-bottom="0in" fo:break-before="auto" fo:break-after="auto" table:align="left"/>
    </style:style>
    <style:style style:name="Table28.A" style:family="table-column">
      <style:table-column-properties style:column-width="6.7722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9" style:family="table">
      <style:table-properties style:width="6.7722in" fo:margin-left="0in" fo:margin-top="0in" fo:margin-bottom="0in" fo:break-before="auto" fo:break-after="auto" table:align="left"/>
    </style:style>
    <style:style style:name="Table29.A" style:family="table-column">
      <style:table-column-properties style:column-width="6.7722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0" style:family="table">
      <style:table-properties style:width="6.7722in" fo:margin-left="0in" fo:margin-top="0in" fo:margin-bottom="0in" fo:break-before="auto" fo:break-after="auto" table:align="left"/>
    </style:style>
    <style:style style:name="Table30.A" style:family="table-column">
      <style:table-column-properties style:column-width="6.7722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1" style:family="table">
      <style:table-properties style:width="6.7722in" fo:margin-left="0in" fo:margin-top="0in" fo:margin-bottom="0in" fo:break-before="auto" fo:break-after="auto" table:align="left"/>
    </style:style>
    <style:style style:name="Table31.A" style:family="table-column">
      <style:table-column-properties style:column-width="6.7722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2" style:family="table">
      <style:table-properties style:width="6.7722in" fo:margin-left="0in" fo:margin-top="0in" fo:margin-bottom="0in" fo:break-before="auto" fo:break-after="auto" table:align="left"/>
    </style:style>
    <style:style style:name="Table32.A" style:family="table-column">
      <style:table-column-properties style:column-width="6.7722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3" style:family="table">
      <style:table-properties style:width="6.7722in" fo:margin-left="0in" fo:margin-top="0in" fo:margin-bottom="0in" fo:break-before="auto" fo:break-after="auto" table:align="left"/>
    </style:style>
    <style:style style:name="Table33.A" style:family="table-column">
      <style:table-column-properties style:column-width="6.7722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4" style:family="table">
      <style:table-properties style:width="6.7722in" fo:margin-left="0in" fo:margin-top="0in" fo:margin-bottom="0in" fo:break-before="auto" fo:break-after="auto" table:align="left"/>
    </style:style>
    <style:style style:name="Table34.A" style:family="table-column">
      <style:table-column-properties style:column-width="6.7722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</style:style>
    <style:style style:name="P2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</style:style>
    <style:style style:name="P5" style:family="paragraph" style:parent-style-name="Standard">
      <style:paragraph-properties fo:margin-left="-0.0043in" fo:margin-right="0in" fo:margin-top="0in" fo:margin-bottom="0in" loext:contextual-spacing="false" fo:line-height="130%" fo:text-align="start" style:justify-single-word="false" fo:orphans="2" fo:widows="2" fo:text-indent="0in" style:auto-text-indent="false" fo:break-before="auto" fo:break-after="auto"/>
      <style:text-properties fo:color="#595959" style:font-name="Lato" style:font-name-asian="Lato1" style:font-name-complex="Lato1"/>
    </style:style>
    <style:style style:name="P6" style:family="paragraph" style:parent-style-name="Standard">
      <style:paragraph-properties fo:margin-left="0in" fo:margin-right="0in" fo:text-indent="0.0783in" style:auto-text-indent="false"/>
    </style:style>
    <style:style style:name="P7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8" style:family="paragraph" style:parent-style-name="Standard">
      <style:paragraph-properties fo:margin-left="0.2744in" fo:margin-right="0.2807in" fo:text-indent="0in" style:auto-text-indent="false"/>
    </style:style>
    <style:style style:name="P9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.3929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1" style:family="paragraph" style:parent-style-name="Standard">
      <style:paragraph-properties fo:margin-top="0.1665in" fo:margin-bottom="0.0835in" loext:contextual-spacing="false" fo:line-height="100%" fo:text-align="start" style:justify-single-word="false" fo:keep-with-next="always"/>
      <style:text-properties fo:color="#336633" fo:font-size="14pt" style:font-size-asian="14pt" style:font-size-complex="14pt"/>
    </style:style>
    <style:style style:name="P12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lways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999988" style:font-name="Consolas" fo:font-style="italic" fo:background-color="#f8f8f8" style:font-name-asian="Consolas1" style:font-style-asian="italic" style:font-name-complex="Consolas1"/>
    </style:style>
    <style:style style:name="P19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23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4" style:family="paragraph" style:parent-style-name="Standard">
      <style:paragraph-properties fo:break-before="auto" fo:break-after="auto"/>
    </style:style>
    <style:style style:name="P25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6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7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1">
      <style:paragraph-properties fo:margin-left="0.5in" fo:margin-right="0in" fo:margin-top="0in" fo:margin-bottom="0in" loext:contextual-spacing="false" fo:text-align="start" style:justify-single-word="false" fo:text-indent="-0.25in" style:auto-text-indent="false" fo:break-before="auto" fo:break-after="auto"/>
    </style:style>
    <style:style style:name="P29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30" style:family="paragraph" style:parent-style-name="Standard" style:list-style-name="WWNum1">
      <style:paragraph-properties fo:margin-left="0.5in" fo:margin-right="0in" fo:margin-top="0in" fo:margin-bottom="0.0429in" loext:contextual-spacing="false" fo:text-align="start" style:justify-single-word="false" fo:text-indent="-0.25in" style:auto-text-indent="false" fo:break-before="auto" fo:break-after="auto"/>
    </style:style>
    <style:style style:name="P31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32" style:family="paragraph" style:parent-style-name="Heading_20_1" style:list-style-name="WWNum4"/>
    <style:style style:name="P33" style:family="paragraph" style:parent-style-name="Heading_20_1" style:list-style-name="WWNum4">
      <style:paragraph-properties fo:break-before="auto" fo:break-after="auto"/>
    </style:style>
    <style:style style:name="P34" style:family="paragraph" style:parent-style-name="Heading_20_1" style:list-style-name="WWNum4">
      <style:paragraph-properties fo:margin-top="0.0398in" fo:margin-bottom="0in" loext:contextual-spacing="false" fo:break-before="auto" fo:break-after="auto"/>
    </style:style>
    <style:style style:name="P35" style:family="paragraph" style:parent-style-name="Heading_20_1" style:list-style-name="WWNum4">
      <style:paragraph-properties fo:margin-top="0.0398in" fo:margin-bottom="0in" loext:contextual-spacing="false"/>
    </style:style>
    <style:style style:name="P36" style:family="paragraph" style:parent-style-name="Heading_20_1" style:list-style-name="WWNum4" style:master-page-name="Converted1">
      <style:paragraph-properties style:page-number="auto" fo:break-before="auto" fo:break-after="auto"/>
    </style:style>
    <style:style style:name="P37" style:family="paragraph" style:parent-style-name="Heading_20_2" style:list-style-name="WWNum4"/>
    <style:style style:name="P38" style:family="paragraph" style:parent-style-name="Heading_20_2" style:list-style-name="WWNum4">
      <style:paragraph-properties fo:margin-top="0in" fo:margin-bottom="0.0429in" loext:contextual-spacing="false"/>
    </style:style>
    <style:style style:name="P39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9" style:family="text">
      <style:text-properties fo:color="#336633" fo:font-size="14pt" style:font-size-asian="14pt" style:font-size-complex="14pt"/>
    </style:style>
    <style:style style:name="T10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1" style:family="text">
      <style:text-properties style:font-name="Verdana" fo:font-size="10pt" style:font-name-asian="Verdana1" style:font-size-asian="10pt" style:font-name-complex="Verdana1" style:font-size-complex="10pt"/>
    </style:style>
    <style:style style:name="T12" style:family="text">
      <style:text-properties fo:font-size="10pt" fo:font-weight="bold" style:font-size-asian="10pt" style:font-weight-asian="bold" style:font-size-complex="10pt"/>
    </style:style>
    <style:style style:name="T13" style:family="text">
      <style:text-properties fo:font-weight="bold" style:font-weight-asian="bold"/>
    </style:style>
    <style:style style:name="T14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5" style:family="text">
      <style:text-properties style:font-name="Arimo" fo:font-size="10pt" fo:font-weight="bold" style:font-name-asian="Arimo1" style:font-size-asian="10pt" style:font-weight-asian="bold" style:font-name-complex="Arimo1" style:font-size-complex="10pt"/>
    </style:style>
    <style:style style:name="T16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7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8" style:family="text">
      <style:text-properties fo:font-variant="small-caps" fo:color="#669966" fo:font-size="14pt" style:font-size-asian="14pt" style:font-size-complex="14pt"/>
    </style:style>
    <style:style style:name="T19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0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1" style:family="text">
      <style:text-properties fo:color="#1155cc" style:text-underline-style="solid" style:text-underline-width="auto" style:text-underline-color="font-color"/>
    </style:style>
    <style:style style:name="T22" style:family="text">
      <style:text-properties style:text-underline-style="none"/>
    </style:style>
    <style:style style:name="T23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4" style:family="text">
      <style:text-properties fo:color="#333333" style:font-name="Consolas" fo:background-color="#f8f8f8" loext:char-shading-value="0" style:font-name-asian="Consolas1" style:font-name-complex="Consolas1"/>
    </style:style>
    <style:style style:name="T25" style:family="text">
      <style:text-properties fo:color="#333333" style:font-name="Consolas" fo:font-style="italic" fo:background-color="#f8f8f8" loext:char-shading-value="0" style:font-name-asian="Consolas1" style:font-style-asian="italic" style:font-name-complex="Consolas1"/>
    </style:style>
    <style:style style:name="T26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27" style:family="text">
      <style:text-properties fo:color="#dd1144" style:font-name="Consolas" fo:background-color="#f8f8f8" loext:char-shading-value="0" style:font-name-asian="Consolas1" style:font-name-complex="Consolas1"/>
    </style:style>
    <style:style style:name="T28" style:family="text">
      <style:text-properties fo:color="#008080" style:font-name="Consolas" fo:background-color="#f8f8f8" loext:char-shading-value="0" style:font-name-asian="Consolas1" style:font-name-complex="Consolas1"/>
    </style:style>
    <style:style style:name="T29" style:family="text">
      <style:text-properties fo:color="#008080" style:font-name="Consolas" fo:font-style="italic" fo:background-color="#f8f8f8" loext:char-shading-value="0" style:font-name-asian="Consolas1" style:font-style-asian="italic" style:font-name-complex="Consolas1"/>
    </style:style>
    <style:style style:name="T30" style:family="text">
      <style:text-properties fo:color="#990000" style:font-name="Consolas" fo:font-weight="bold" fo:background-color="#f8f8f8" loext:char-shading-value="0" style:font-name-asian="Consolas1" style:font-weight-asian="bold" style:font-name-complex="Consolas1"/>
    </style:style>
    <style:style style:name="T31" style:family="text">
      <style:text-properties fo:color="#445588" style:font-name="Consolas" fo:font-weight="bold" fo:background-color="#f8f8f8" loext:char-shading-value="0" style:font-name-asian="Consolas1" style:font-weight-asian="bold" style:font-name-complex="Consolas1"/>
    </style:style>
    <style:style style:name="T32" style:family="text">
      <style:text-properties fo:color="#999999" style:font-name="Consolas" fo:font-weight="bold" fo:background-color="#f8f8f8" loext:char-shading-value="0" style:font-name-asian="Consolas1" style:font-weight-asian="bold" style:font-name-complex="Consolas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bookmark text:name="_aczyuw2yex2w"/><text:span text:style-name="T1">Sistemes de Gestió Empresarial</text:span><text:span text:style-name="T3"><text:line-break/></text:span><text:span text:style-name="T4">UD05 Python 3 bàsic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3"/>
      <text:p text:style-name="P3"/>
      <text:p text:style-name="P4"><text:span text:style-name="T6">Actualitzat Octubre 2021</text:span></text:p>
      <text:p text:style-name="P5"/>
      <text:p text:style-name="P5"/>
      <text:p text:style-name="P5"/>
      <text:p text:style-name="P5"/>
      <text:p text:style-name="P6"><text:span text:style-name="T9">Llicència</text:span></text:p>
      <text:p text:style-name="P9"/>
      <text:p text:style-name="P8"><text:span text:style-name="T10">Reconeixement - No comercial - CompartirIgual </text:span><text:span text:style-name="T11">(BY-NC-SA): No es permet un ús comercial de l'obra original ni de les possibles obres derivades, la distribució de les quals s'ha de fer amb una llicència igual a la que regula l'obra original.</text:span><draw:frame draw:style-name="fr2" draw:name="image1.png" text:anchor-type="char" svg:x="0.2811in" svg:y="0.1665in" svg:width="0.8366in" svg:height="0.2902in" draw:z-index="0"><draw:image xlink:href="Pictures/100002010000007600000029ABF5F7A91F7A9EF9.png" xlink:type="simple" xlink:show="embed" xlink:actuate="onLoad" loext:mime-type="image/png"/></draw:frame></text:p>
      <text:p text:style-name="P7"/>
      <text:p text:style-name="P6"><text:span text:style-name="T9">Nomenclatura</text:span></text:p>
      <text:p text:style-name="P6">Al llarg d'aquest tema s'utilitzaran diferents símbols per distingir elements importants dins del contingut. Aquests símbols són:</text:p>
      <text:p text:style-name="P6"/>
      <text:p text:style-name="P10"><text:span text:style-name="T12">📖 </text:span><text:span text:style-name="T13">Important</text:span></text:p>
      <text:p text:style-name="Standard"/>
      <text:p text:style-name="P10"><text:span text:style-name="T14">❕</text:span><text:span text:style-name="T15"> </text:span><text:span text:style-name="T13">Atenció</text:span></text:p>
      <text:p text:style-name="Standard"/>
      <text:p text:style-name="P10"><text:span text:style-name="T12">💬</text:span><text:span text:style-name="T13"> Interessant</text:span></text:p>
      <text:p text:style-name="P11"/>
      <text:p text:style-name="P12"><text:span text:style-name="T16">Índe</text:span><text:span text:style-name="T17">x</text:span><text:span text:style-name="T16"> de cont</text:span><text:span text:style-name="T17">ingut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9"><text:a xlink:type="simple" xlink:href="#_g7i82c35p6k" text:style-name="Index_20_Link" text:visited-style-name="Index_20_Link"><text:span text:style-name="T8">Introducció</text:span></text:a><text:span text:style-name="T8"><text:tab/>3</text:span></text:p>
          <text:p text:style-name="P20"><text:a xlink:type="simple" xlink:href="#_pcye9v7uoz0h" text:style-name="Index_20_Link" text:visited-style-name="Index_20_Link"><text:span text:style-name="T8">Resum característiques Python 3</text:span></text:a><text:span text:style-name="T8"><text:tab/>3</text:span></text:p>
          <text:p text:style-name="P20"><text:a xlink:type="simple" xlink:href="#_1b17ag3uvbih" text:style-name="Index_20_Link" text:visited-style-name="Index_20_Link"><text:span text:style-name="T8">Elements del llenguatge Python 3</text:span></text:a><text:span text:style-name="T8"><text:tab/>3</text:span></text:p>
          <text:p text:style-name="P23"><text:a xlink:type="simple" xlink:href="#_87dljvcql42g" text:style-name="Index_20_Link" text:visited-style-name="Index_20_Link"><text:span text:style-name="T8">Comentari</text:span></text:a><text:span text:style-name="T8"><text:tab/>3</text:span></text:p>
          <text:p text:style-name="P23"><text:a xlink:type="simple" xlink:href="#_d58j7lrmz6a0" text:style-name="Index_20_Link" text:visited-style-name="Index_20_Link"><text:span text:style-name="T8">Tipus de dades i operadors</text:span></text:a><text:span text:style-name="T8"><text:tab/>3</text:span></text:p>
          <text:p text:style-name="P23"><text:a xlink:type="simple" xlink:href="#_rfbo3ybj2vpa" text:style-name="Index_20_Link" text:visited-style-name="Index_20_Link"><text:span text:style-name="T8">Variables i coleccions</text:span></text:a><text:span text:style-name="T8"><text:tab/>6</text:span></text:p>
          <text:p text:style-name="P23"><text:a xlink:type="simple" xlink:href="#_ahdqajdbvf5b" text:style-name="Index_20_Link" text:visited-style-name="Index_20_Link"><text:span text:style-name="T8">Control de flux</text:span></text:a><text:span text:style-name="T8"><text:tab/>11</text:span></text:p>
          <text:p text:style-name="P23"><text:a xlink:type="simple" xlink:href="#_wcxxdvqdy9qt" text:style-name="Index_20_Link" text:visited-style-name="Index_20_Link"><text:span text:style-name="T8">Funcions</text:span></text:a><text:span text:style-name="T8"><text:tab/>14</text:span></text:p>
          <text:p text:style-name="P23"><text:a xlink:type="simple" xlink:href="#_i4mnnyx6m2x5" text:style-name="Index_20_Link" text:visited-style-name="Index_20_Link"><text:span text:style-name="T8">Classes</text:span></text:a><text:span text:style-name="T8"><text:tab/>16</text:span></text:p>
          <text:p text:style-name="P23"><text:a xlink:type="simple" xlink:href="#_bfvl3lx14x8t" text:style-name="Index_20_Link" text:visited-style-name="Index_20_Link"><text:span text:style-name="T8">Móduls</text:span></text:a><text:span text:style-name="T8"><text:tab/>17</text:span></text:p>
          <text:p text:style-name="P23"><text:a xlink:type="simple" xlink:href="#_me7pima78wx6" text:style-name="Index_20_Link" text:visited-style-name="Index_20_Link"><text:span text:style-name="T8">Avanzat: generadors i decoradors</text:span></text:a><text:span text:style-name="T8"><text:tab/>18</text:span></text:p>
          <text:p text:style-name="P20"><text:a xlink:type="simple" xlink:href="#_9inb55ixvere" text:style-name="Index_20_Link" text:visited-style-name="Index_20_Link"><text:span text:style-name="T8">Bibliografía</text:span></text:a><text:span text:style-name="T8"><text:tab/>19</text:span></text:p>
          <text:p text:style-name="P21"><text:a xlink:type="simple" xlink:href="#_mh0sb6oag3eq" text:style-name="Index_20_Link" text:visited-style-name="Index_20_Link"><text:span text:style-name="T8">Autors (en ordre alfabètic)</text:span></text:a><text:span text:style-name="T8"><text:tab/>20</text:span></text:p>
        </text:index-body>
      </text:table-of-content>
      <text:list xml:id="list3001434418" text:style-name="WWNum4">
        <text:list-item>
          <text:p text:style-name="P36"><text:bookmark text:name="_g7i82c35p6k"/>Introducció</text:p>
        </text:list-item>
      </text:list>
      <text:p text:style-name="P24">En aquest document, realitzarem un resum dels principals elements del llenguatge Python, basant-nos en la documentació de <text:a xlink:type="simple" xlink:href="https://learnxinyminutes.com/docs/es-es/python-es/" text:style-name="ListLabel_20_28" text:visited-style-name="ListLabel_20_28"><text:span text:style-name="T21">https://learnxinyminutes.com/docs/es-es/python-es/</text:span></text:a>, comentant cada element i en alguns casos afegint exemples addicionals.</text:p>
      <text:list xml:id="list40661972250917" text:continue-numbering="true" text:style-name="WWNum4">
        <text:list-item>
          <text:p text:style-name="P32"><text:bookmark text:name="_pcye9v7uoz0h"/>Resum característiques Python 3</text:p>
        </text:list-item>
      </text:list>
      <text:p text:style-name="P24">Per allò que respecta Python 3, comentar que es tracta d’una opció molt atractiva per començar a codificar o per aprendre ràpidament per a programadors experts. Algunes característiques:</text:p>
      <text:p text:style-name="P24"/>
      <text:list xml:id="list884354535" text:style-name="WWNum2">
        <text:list-item>
          <text:p text:style-name="P25"><text:span text:style-name="T13">Sintaxis senzilla</text:span>: els programes escrits amb Python 3 són autoexpressius, molts cerca’ns a un algoritme escrit en pseudocodi o llenguatge natural.</text:p>
        </text:list-item>
        <text:list-item>
          <text:p text:style-name="P27"><text:span text:style-name="T13">Molt potent</text:span>: en poques línies de codi, Python pot executar moltes accions (i habitualment implementades d’una forma òptima) que amb altres llenguatges de programació equivaldrien a moles més línies per a poder aconseguir el mateix efecte.</text:p>
        </text:list-item>
        <text:list-item>
          <text:p text:style-name="P27"><text:span text:style-name="T13">Llenguatge interpretat</text:span>: les instruccions són traduïdes i executades instrucció a instrucció. No hi ha fitxers de codi intermedi, ni tampoc temps de compilació.</text:p>
        </text:list-item>
        <text:list-item>
          <text:p text:style-name="P27"><text:span text:style-name="T13">Llenguatge sense obligació de declarar tipus de dades</text:span>: aquest aspecte pot considerar-se un avantatge o un inconvenient dependent de <text:s/>desenvolupador de codi.</text:p>
        </text:list-item>
        <text:list-item>
          <text:p text:style-name="P29"><text:span text:style-name="T13">Corba d’aprenentatge suau</text:span>: per començar a programar des de zero, Python és de les millors opcions. A més, per a programadors experts és un llenguatge senzill d’aprendre.</text:p>
        </text:list-item>
      </text:list>
      <text:p text:style-name="P24"/>
      <text:list xml:id="list40662098251660" text:continue-list="list40661972250917" text:style-name="WWNum4">
        <text:list-item>
          <text:p text:style-name="P34"><text:bookmark text:name="_1b17ag3uvbih"/>Elements del llenguatge Python 3</text:p>
          <text:list>
            <text:list-item>
              <text:p text:style-name="P38"><text:bookmark text:name="_87dljvcql42g"/>Comentari</text:p>
            </text:list-item>
          </text:list>
        </text:list-item>
      </text:list>
      <text:p text:style-name="Standard">Els comentaris es realitzen amb el caràcter “#” per a una línia i “tres cometes” per a multilínia. A més, les 3 cometes poden utilitzar-se per a definir cadenes multilínia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7"><text:span text:style-name="T23"># Comentarios de una línea comienzan con una almohadilla (o signo gato)</text:span><text:span text:style-name="T24"><text:line-break/><text:line-break/></text:span><text:span text:style-name="T27">""" Strings multilinea pueden escribirse<text:line-break/><text:tab/>usando tres "'s, y comunmente son usados<text:line-break/><text:tab/>como comentarios.<text:line-break/>"""</text:span></text:p>
          </table:table-cell>
        </table:table-row>
      </table:table>
      <text:p text:style-name="P24"/>
      <text:list xml:id="list40660303300661" text:continue-numbering="true" text:style-name="WWNum4">
        <text:list-item>
          <text:list>
            <text:list-item>
              <text:p text:style-name="P37"><text:bookmark text:name="_d58j7lrmz6a0"/>Tipus de dades i operadors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7"><text:span text:style-name="T23">####################################################</text:span><text:span text:style-name="T24"><text:line-break/></text:span><text:span text:style-name="T23">## 1. Tipos de datos primitivos y operadores.</text:span><text:span text:style-name="T24"><text:line-break/></text:span><text:span text:style-name="T23">####################################################</text:span></text:p>
          </table:table-cell>
        </table:table-row>
      </table:table>
      <text:p text:style-name="Standard"/>
      <text:p text:style-name="Standard"/>
      <text:p text:style-name="Standard">La nomenclatura para aquesta secció és “operació # =&gt; resultat esperat”, on la part a la dreta del caràcter “#” es un comentari i només ens dona informació de com va a funcionar l’operació.</text:p>
      <text:p text:style-name="P24">Si en Python 3 poses un número, obtens simplement eixe número.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7"><text:span text:style-name="T23"># Tienes números</text:span><text:span text:style-name="T24"><text:line-break/></text:span><text:span text:style-name="T28">3</text:span><text:span text:style-name="T24"> </text:span><text:span text:style-name="T23"># =&gt; 3</text:span></text:p>
          </table:table-cell>
        </table:table-row>
      </table:table>
      <text:p text:style-name="Standard">Si realitzes operacions aritmètiques amb enters, obtens el resultat amb un nombre enter. Els parèntesis modifiquen la precedència entre operadors.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7"><text:span text:style-name="T23"># Matemática</text:span><text:span text:style-name="T25"><text:line-break/></text:span><text:span text:style-name="T29">1</text:span><text:span text:style-name="T25"> + </text:span><text:span text:style-name="T29">1</text:span><text:span text:style-name="T25"> </text:span><text:span text:style-name="T23"># =&gt; 2</text:span><text:span text:style-name="T25"><text:line-break/></text:span><text:span text:style-name="T29">8</text:span><text:span text:style-name="T25"> - </text:span><text:span text:style-name="T29">1</text:span><text:span text:style-name="T25"> </text:span><text:span text:style-name="T23"># =&gt; 7</text:span><text:span text:style-name="T25"><text:line-break/></text:span><text:span text:style-name="T29">10</text:span><text:span text:style-name="T25"> * </text:span><text:span text:style-name="T29">2</text:span><text:span text:style-name="T25"> </text:span><text:span text:style-name="T23"># =&gt; 20</text:span><text:span text:style-name="T25"><text:line-break/></text:span><text:span text:style-name="T23"># Refuerza la precedencia con paréntesis</text:span><text:span text:style-name="T25"><text:line-break/>(</text:span><text:span text:style-name="T29">1</text:span><text:span text:style-name="T25"> + </text:span><text:span text:style-name="T29">3</text:span><text:span text:style-name="T25">) * </text:span><text:span text:style-name="T29">2</text:span><text:span text:style-name="T25"> <text:s/></text:span><text:span text:style-name="T23"># =&gt; 8</text:span></text:p>
          </table:table-cell>
        </table:table-row>
      </table:table>
      <text:p text:style-name="P24"/>
      <text:p text:style-name="P24">La divisió, encara que entre enters, retorna un tipus de dada “float” (decimal) si es fa amb “/”, però si es desitja un resultat sencer (amb truncat de decimals) pots utilitzar “//”.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7"><text:span text:style-name="T23"># Excepto la división la cual por defecto retorna un número 'float' (número de coma flotante)</text:span><text:span text:style-name="T24"><text:line-break/></text:span><text:span text:style-name="T28">35</text:span><text:span text:style-name="T24"> / </text:span><text:span text:style-name="T28">5</text:span><text:span text:style-name="T24"> <text:s/></text:span><text:span text:style-name="T23"># =&gt; 7.0</text:span><text:span text:style-name="T24"><text:line-break/></text:span><text:span text:style-name="T23"># Sin embargo también tienes disponible división entera</text:span><text:span text:style-name="T24"><text:line-break/></text:span><text:span text:style-name="T28">34</text:span><text:span text:style-name="T24"> // </text:span><text:span text:style-name="T28">5</text:span><text:span text:style-name="T24"> </text:span><text:span text:style-name="T23"># =&gt; 6</text:span></text:p>
          </table:table-cell>
        </table:table-row>
      </table:table>
      <text:p text:style-name="Standard">Si en una operació aritmètica, algun dels dos operadors és un “float”, el resultat sempre és un float (es converteix a la mena de dades que major engloba).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7"><text:span text:style-name="T23"># Cuando usas un float, los resultados son floats</text:span><text:span text:style-name="T24"><text:line-break/></text:span><text:span text:style-name="T28">3</text:span><text:span text:style-name="T24"> * </text:span><text:span text:style-name="T28">2.0</text:span><text:span text:style-name="T24"> </text:span><text:span text:style-name="T23"># =&gt; 6.0</text:span></text:p>
          </table:table-cell>
        </table:table-row>
      </table:table>
      <text:p text:style-name="P24"/>
      <text:p text:style-name="P24">Ací veiem el tipus de dades “boolean” i els operadors lògics que ens retornen un “boolean”.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7"><text:span text:style-name="T23"># Valores 'boolean' (booleanos) son tipos primitivos</text:span><text:span text:style-name="T24"><text:line-break/></text:span><text:span text:style-name="T26">True</text:span><text:span text:style-name="T24"><text:line-break/></text:span><text:span text:style-name="T26">False</text:span><text:span text:style-name="T24"><text:line-break/><text:line-break/></text:span><text:span text:style-name="T23"># Niega con 'not'</text:span><text:span text:style-name="T24"><text:line-break/></text:span><text:span text:style-name="T26">not</text:span><text:span text:style-name="T24"> </text:span><text:span text:style-name="T26">True</text:span><text:span text:style-name="T24"> <text:s/></text:span><text:span text:style-name="T23"># =&gt; False</text:span><text:span text:style-name="T24"><text:line-break/></text:span><text:span text:style-name="T26">not</text:span><text:span text:style-name="T24"> </text:span><text:span text:style-name="T26">False</text:span><text:span text:style-name="T24"> <text:s/></text:span><text:span text:style-name="T23"># =&gt; True</text:span><text:span text:style-name="T24"><text:line-break/><text:line-break/></text:span></text:p>
            <text:p text:style-name="P17"><text:span text:style-name="T24"><text:line-break/></text:span><text:span text:style-name="T23"># Igualdad es ==</text:span><text:span text:style-name="T24"><text:line-break/></text:span><text:span text:style-name="T28">1</text:span><text:span text:style-name="T24"> == </text:span><text:span text:style-name="T28">1</text:span><text:span text:style-name="T24"> <text:s/></text:span><text:span text:style-name="T23"># =&gt; True</text:span><text:span text:style-name="T24"><text:line-break/></text:span><text:span text:style-name="T28">2</text:span><text:span text:style-name="T24"> == </text:span><text:span text:style-name="T28">1</text:span><text:span text:style-name="T24"> <text:s/></text:span><text:span text:style-name="T23"># =&gt; False</text:span><text:span text:style-name="T24"><text:line-break/><text:line-break/></text:span><text:span text:style-name="T23"># Desigualdad es !=</text:span><text:span text:style-name="T24"><text:line-break/></text:span><text:span text:style-name="T28">1</text:span><text:span text:style-name="T24"> != </text:span><text:span text:style-name="T28">1</text:span><text:span text:style-name="T24"> <text:s/></text:span><text:span text:style-name="T23"># =&gt; False</text:span><text:span text:style-name="T24"><text:line-break/></text:span><text:span text:style-name="T28">2</text:span><text:span text:style-name="T24"> != </text:span><text:span text:style-name="T28">1</text:span><text:span text:style-name="T24"> <text:s/></text:span><text:span text:style-name="T23"># =&gt; True</text:span><text:span text:style-name="T24"><text:line-break/><text:line-break/></text:span><text:span text:style-name="T23"># Más comparaciones</text:span><text:span text:style-name="T24"><text:line-break/></text:span><text:span text:style-name="T28">1</text:span><text:span text:style-name="T24"> &lt; </text:span><text:span text:style-name="T28">10</text:span><text:span text:style-name="T24"> <text:s/></text:span><text:span text:style-name="T23"># =&gt; True</text:span><text:span text:style-name="T24"><text:line-break/></text:span><text:span text:style-name="T28">1</text:span><text:span text:style-name="T24"> &gt; </text:span><text:span text:style-name="T28">10</text:span><text:span text:style-name="T24"> <text:s/></text:span><text:span text:style-name="T23"># =&gt; False</text:span><text:span text:style-name="T24"><text:line-break/></text:span><text:span text:style-name="T28">2</text:span><text:span text:style-name="T24"> &lt;= </text:span><text:span text:style-name="T28">2</text:span><text:span text:style-name="T24"> <text:s/></text:span><text:span text:style-name="T23"># =&gt; True</text:span><text:span text:style-name="T24"><text:line-break/></text:span><text:span text:style-name="T28">2</text:span><text:span text:style-name="T24"> &gt;= </text:span><text:span text:style-name="T28">2</text:span><text:span text:style-name="T24"> <text:s/></text:span><text:span text:style-name="T23"># =&gt; True</text:span><text:span text:style-name="T24"><text:line-break/><text:line-break/></text:span><text:span text:style-name="T23"># ¡Las comparaciones pueden ser concatenadas!</text:span><text:span text:style-name="T24"><text:line-break/></text:span><text:span text:style-name="T28">1</text:span><text:span text:style-name="T24"> &lt; </text:span><text:span text:style-name="T28">2</text:span><text:span text:style-name="T24"> &lt; </text:span><text:span text:style-name="T28">3</text:span><text:span text:style-name="T24"> <text:s/></text:span><text:span text:style-name="T23"># =&gt; True</text:span><text:span text:style-name="T24"><text:line-break/></text:span><text:span text:style-name="T28">2</text:span><text:span text:style-name="T24"> &lt; </text:span><text:span text:style-name="T28">3</text:span><text:span text:style-name="T24"> &lt; </text:span><text:span text:style-name="T28">2</text:span><text:span text:style-name="T24"> <text:s/></text:span><text:span text:style-name="T23"># =&gt; False</text:span></text:p>
          </table:table-cell>
        </table:table-row>
      </table:table>
      <text:p text:style-name="P24"/>
      <text:p text:style-name="P24">Ací observem com definir “Strings” (cadenes de caràcters) i com operar amb ells (format, concatenació, accés a un element, etc.)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7"><text:span text:style-name="T23"># Strings se crean con " o '</text:span><text:span text:style-name="T24"><text:line-break/></text:span><text:span text:style-name="T27">"Esto es un string."</text:span><text:span text:style-name="T24"><text:line-break/></text:span><text:span text:style-name="T27">'Esto también es un string'</text:span><text:span text:style-name="T24"><text:line-break/><text:line-break/></text:span><text:span text:style-name="T23"># ¡Strings también pueden ser sumados!</text:span><text:span text:style-name="T24"><text:line-break/></text:span><text:span text:style-name="T27">"Hola "</text:span><text:span text:style-name="T24"> + </text:span><text:span text:style-name="T27">"mundo!"</text:span><text:span text:style-name="T24"> </text:span><text:span text:style-name="T23"># =&gt; "Hola mundo!"</text:span><text:span text:style-name="T24"><text:line-break/><text:line-break/></text:span><text:span text:style-name="T23"># Un string puede ser tratado como una lista de caracteres</text:span><text:span text:style-name="T24"><text:line-break/></text:span><text:span text:style-name="T27">"Esto es un string"</text:span><text:span text:style-name="T24">[</text:span><text:span text:style-name="T28">0</text:span><text:span text:style-name="T24">] </text:span><text:span text:style-name="T23"><text:s text:c="2"/>'E'</text:span><text:span text:style-name="T24"><text:line-break/><text:line-break/></text:span><text:span text:style-name="T23"># .format puede ser usaro para darle formato a los strings, así:</text:span><text:span text:style-name="T24"><text:line-break/></text:span><text:span text:style-name="T27">"{} pueden ser {}"</text:span><text:span text:style-name="T24">.format(</text:span><text:span text:style-name="T27">"strings"</text:span><text:span text:style-name="T24">, </text:span><text:span text:style-name="T27">"interpolados"</text:span><text:span text:style-name="T24">)<text:line-break/><text:line-break/></text:span><text:span text:style-name="T23"># Puedes reutilizar los argumentos de formato si estos se repiten.</text:span><text:span text:style-name="T24"><text:line-break/></text:span><text:span text:style-name="T27">"{0} sé ligero, {0} sé rápido, {0} brinca sobre la {1}"</text:span><text:span text:style-name="T24">.format(</text:span><text:span text:style-name="T27">"Jack"</text:span><text:span text:style-name="T24">, </text:span><text:span text:style-name="T27">"vela"</text:span><text:span text:style-name="T24">) </text:span><text:span text:style-name="T23"># =&gt; "Jack sé ligero, Jack sé rápido, Jack brinca sobre la vela"</text:span><text:span text:style-name="T24"><text:line-break/></text:span><text:span text:style-name="T23"># Puedes usar palabras claves si no quieres contar.</text:span><text:span text:style-name="T24"><text:line-break/></text:span><text:span text:style-name="T27">"{nombre} quiere comer {comida}"</text:span><text:span text:style-name="T24">.format(nombre=</text:span><text:span text:style-name="T27">"Bob"</text:span><text:span text:style-name="T24">, comida=</text:span><text:span text:style-name="T27">"lasaña"</text:span><text:span text:style-name="T24">) </text:span><text:span text:style-name="T23"># =&gt; "Bob quiere comer lasaña"</text:span><text:span text:style-name="T24"><text:line-break/></text:span><text:span text:style-name="T23"># También puedes interpolar cadenas usando variables en el contexto</text:span><text:span text:style-name="T24"><text:line-break/>nombre = </text:span><text:span text:style-name="T27">'Bob'</text:span><text:span text:style-name="T24"><text:line-break/>comida = </text:span><text:span text:style-name="T27">'Lasaña'</text:span><text:span text:style-name="T24"><text:line-break/></text:span><text:span text:style-name="T27">f'</text:span><text:span text:style-name="T24">{nombre}</text:span><text:span text:style-name="T27"> quiere comer </text:span><text:span text:style-name="T24">{comida}</text:span><text:span text:style-name="T27">'</text:span><text:span text:style-name="T24"> <text:s/></text:span><text:span text:style-name="T23"># =&gt; "Bob quiere comer lasaña"</text:span></text:p>
          </table:table-cell>
        </table:table-row>
      </table:table>
      <text:p text:style-name="P24"/>
      <text:p text:style-name="P24">None és un objecte predefinit en Python, utilitzat per a comparar si alguna cosa és “res”.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7"><text:span text:style-name="T23"># None es un objeto</text:span><text:span text:style-name="T24"><text:line-break/></text:span><text:span text:style-name="T26">None</text:span><text:span text:style-name="T24"> <text:s/></text:span><text:span text:style-name="T23"># =&gt; None</text:span><text:span text:style-name="T24"><text:line-break/><text:line-break/></text:span><text:span text:style-name="T23"># No uses el símbolo de igualdad `==` para comparar objetos con None</text:span><text:span text:style-name="T24"><text:line-break/></text:span><text:span text:style-name="T23"># Usa `is` en su lugar</text:span><text:span text:style-name="T24"><text:line-break/></text:span><text:span text:style-name="T27">"etc"</text:span><text:span text:style-name="T24"> </text:span><text:span text:style-name="T26">is</text:span><text:span text:style-name="T24"> </text:span><text:span text:style-name="T26">None</text:span><text:span text:style-name="T24"> </text:span><text:span text:style-name="T23"># =&gt; False</text:span><text:span text:style-name="T24"><text:line-break/></text:span><text:span text:style-name="T26">None</text:span><text:span text:style-name="T24"> </text:span><text:span text:style-name="T26">is</text:span><text:span text:style-name="T24"> </text:span><text:span text:style-name="T26">None</text:span><text:span text:style-name="T24"> <text:s/></text:span><text:span text:style-name="T23"># =&gt; True</text:span><text:span text:style-name="T24"><text:line-break/><text:line-break/></text:span><text:span text:style-name="T23"># None, 0, y strings/listas/diccionarios/conjuntos vacíos(as) todos se evalúan como False.</text:span><text:span text:style-name="T24"><text:line-break/></text:span><text:span text:style-name="T23"># Todos los otros valores son True</text:span><text:span text:style-name="T24"><text:line-break/>bool(</text:span><text:span text:style-name="T28">0</text:span><text:span text:style-name="T24">) <text:s/></text:span><text:span text:style-name="T23"># =&gt; False</text:span><text:span text:style-name="T24"><text:line-break/>bool(</text:span><text:span text:style-name="T27">""</text:span><text:span text:style-name="T24">) <text:s/></text:span><text:span text:style-name="T23"># =&gt; False</text:span><text:span text:style-name="T24"><text:line-break/>bool([]) </text:span><text:span text:style-name="T23"># =&gt; False</text:span><text:span text:style-name="T24"><text:line-break/>bool({}) </text:span><text:span text:style-name="T23"># =&gt; False</text:span><text:span text:style-name="T24"><text:line-break/>bool(set()) </text:span><text:span text:style-name="T23"># =&gt; False</text:span></text:p>
          </table:table-cell>
        </table:table-row>
      </table:table>
      <text:list xml:id="list40660681387360" text:continue-numbering="true" text:style-name="WWNum4">
        <text:list-item>
          <text:list>
            <text:list-item>
              <text:p text:style-name="P37"><text:bookmark text:name="_rfbo3ybj2vpa"/>Variables i coleccions</text:p>
            </text:list-item>
          </text:list>
        </text:list-item>
      </text:list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7"><text:span text:style-name="T23">####################################################</text:span><text:span text:style-name="T24"><text:line-break/></text:span><text:span text:style-name="T23">## 2. Variables y Colecciones</text:span><text:span text:style-name="T24"><text:line-break/></text:span><text:span text:style-name="T23">####################################################</text:span></text:p>
          </table:table-cell>
        </table:table-row>
      </table:table>
      <text:p text:style-name="P24">La funció “print” ens permet imprimir cadenes de caràcters.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7"><text:span text:style-name="T23"># Python tiene una función para imprimir</text:span><text:span text:style-name="T24"><text:line-break/>print(</text:span><text:span text:style-name="T27">"Soy Python. Encantado de conocerte"</text:span><text:span text:style-name="T24">)</text:span></text:p>
          </table:table-cell>
        </table:table-row>
      </table:table>
      <text:p text:style-name="P24"/>
      <text:p text:style-name="P24">En Python no és necessari declarar variables abans d'utilitzar-les. Una convenció és usar “_” per a separar les paraules, però hi ha altres com Camel Case <text:a xlink:type="simple" xlink:href="https://es.wikipedia.org/wiki/camel_case" text:style-name="ListLabel_20_28" text:visited-style-name="ListLabel_20_28"><text:span text:style-name="T21">https://es.wikipedia.org/wiki/camel_case</text:span></text:a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7"><text:span text:style-name="T23"># No hay necesidad de declarar las variables antes de asignarlas.</text:span><text:span text:style-name="T25"><text:line-break/>una_variable = </text:span><text:span text:style-name="T29">5</text:span><text:span text:style-name="T25"><text:tab/></text:span><text:span text:style-name="T23"># La convención es usar guiones_bajos_con_minúsculas</text:span><text:span text:style-name="T25"><text:line-break/>una_variable </text:span><text:span text:style-name="T23"># =&gt; 5</text:span><text:span text:style-name="T25"><text:line-break/>otraVariable = </text:span><text:span text:style-name="T29">3</text:span><text:span text:style-name="T25"> <text:tab/></text:span><text:span text:style-name="T23"># Aqui en formato Camel Case</text:span><text:span text:style-name="T25"><text:line-break/>otraVariable </text:span><text:span text:style-name="T23"># =&gt; 3</text:span><text:span text:style-name="T25"><text:line-break/></text:span><text:span text:style-name="T23"># Acceder a variables no asignadas previamente es una excepción.</text:span><text:span text:style-name="T25"><text:line-break/></text:span><text:span text:style-name="T23"># Ve Control de Flujo para aprender más sobre el manejo de excepciones.</text:span><text:span text:style-name="T25"><text:line-break/>otra_variable <text:s/></text:span><text:span text:style-name="T23"># Levanta un error de nombre</text:span></text:p>
          </table:table-cell>
        </table:table-row>
      </table:table>
      <text:p text:style-name="P13"/>
      <text:p text:style-name="P24">La principal col·lecció d'elements en Python són les llistes. Ací veiem exemples d'ús: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7"><text:span text:style-name="T23"># Listas almacena secuencias</text:span><text:span text:style-name="T24"><text:line-break/>lista = []<text:line-break/></text:span><text:span text:style-name="T23"># Puedes empezar con una lista prellenada</text:span><text:span text:style-name="T24"><text:line-break/>otra_lista = [</text:span><text:span text:style-name="T28">4</text:span><text:span text:style-name="T24">, </text:span><text:span text:style-name="T28">5</text:span><text:span text:style-name="T24">, </text:span><text:span text:style-name="T28">6</text:span><text:span text:style-name="T24">]<text:line-break/><text:line-break/></text:span><text:span text:style-name="T23"># Añadir cosas al final de una lista con 'append'</text:span><text:span text:style-name="T24"><text:line-break/>lista.append(</text:span><text:span text:style-name="T28">1</text:span><text:span text:style-name="T24">)<text:tab/></text:span><text:span text:style-name="T23">#lista ahora es [1]</text:span><text:span text:style-name="T24"><text:line-break/>lista.append(</text:span><text:span text:style-name="T28">2</text:span><text:span text:style-name="T24">)<text:tab/></text:span><text:span text:style-name="T23">#lista ahora es [1, 2]</text:span><text:span text:style-name="T24"><text:line-break/>lista.append(</text:span><text:span text:style-name="T28">4</text:span><text:span text:style-name="T24">)<text:tab/></text:span><text:span text:style-name="T23">#lista ahora es [1, 2, 4]</text:span><text:span text:style-name="T24"><text:line-break/>lista.append(</text:span><text:span text:style-name="T28">3</text:span><text:span text:style-name="T24">)<text:tab/></text:span><text:span text:style-name="T23">#lista ahora es [1, 2, 4, 3]</text:span><text:span text:style-name="T24"><text:line-break/></text:span><text:span text:style-name="T23"># Remueve del final de la lista con 'pop'</text:span><text:span text:style-name="T24"><text:line-break/>lista.pop() <text:s text:c="3"/><text:tab/></text:span><text:span text:style-name="T23"># =&gt; 3 y lista ahora es [1, 2, 4]</text:span><text:span text:style-name="T24"><text:line-break/></text:span><text:span text:style-name="T23"># Pongámoslo de vuelta</text:span><text:span text:style-name="T24"><text:line-break/>lista.append(</text:span><text:span text:style-name="T28">3</text:span><text:span text:style-name="T24">)<text:tab/></text:span><text:span text:style-name="T23"># Nuevamente lista ahora es [1, 2, 4, 3].</text:span></text:p>
          </table:table-cell>
        </table:table-row>
      </table:table>
      <text:p text:style-name="P24"/>
      <text:p text:style-name="P24">Per a accedir a elements d'una llista, accedim com accedirem en altres llenguatges a un array: si té N elements, amb valors del 0 al N-1. A més Python permet referència negatives. Per exemple, -1 en una llista de N elements, equival a accedir a l'element “N-1”.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7"><text:span text:style-name="T23"># Accede a una lista como lo harías con cualquier arreglo</text:span><text:span text:style-name="T24"><text:line-break/>lista[</text:span><text:span text:style-name="T28">0</text:span><text:span text:style-name="T24">] </text:span><text:span text:style-name="T23"># =&gt; 1</text:span><text:span text:style-name="T24"><text:line-break/></text:span><text:span text:style-name="T23"># Mira el último elemento</text:span><text:span text:style-name="T24"><text:line-break/>lista[</text:span><text:span text:style-name="T28">-1</text:span><text:span text:style-name="T24">] </text:span><text:span text:style-name="T23"># =&gt; 3</text:span><text:span text:style-name="T24"><text:line-break/></text:span><text:span text:style-name="T23"># Mirar fuera de los límites es un error 'IndexError'</text:span><text:span text:style-name="T24"><text:line-break/>lista[</text:span><text:span text:style-name="T28">4</text:span><text:span text:style-name="T24">] </text:span><text:span text:style-name="T23"># Levanta la excepción IndexError</text:span></text:p>
          </table:table-cell>
        </table:table-row>
      </table:table>
      <text:p text:style-name="P24"/>
      <text:p text:style-name="P24">Les llistes permet obtenir una nova llista formada per un rang d'elements usant “:”. La part esquerra al “:” és on comença, i la part dreta on acaba. Si es fica un segon “:”, indica el nombre de passos del rang a prendre. Al final segueix una sintaxi “llista[inici:final:passos]”.</text:p>
      <text:p text:style-name="P24"><text:soft-page-break/></text:p>
      <text:p text:style-name="P24">A continuació, alguns exemples de rangs i altres operacions (concatenació, comprovar elements, grandària, esborrat, etc.) amb llistes: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7"><text:span text:style-name="T23"># Puedes mirar por rango con la sintáxis de trozo.</text:span><text:span text:style-name="T24"><text:line-break/></text:span><text:span text:style-name="T23"># (Es un rango cerrado/abierto para los matemáticos.)</text:span><text:span text:style-name="T24"><text:line-break/>lista[</text:span><text:span text:style-name="T28">1</text:span><text:span text:style-name="T24">:</text:span><text:span text:style-name="T28">3</text:span><text:span text:style-name="T24">] </text:span><text:span text:style-name="T23"># =&gt; [2, 4]</text:span><text:span text:style-name="T24"><text:line-break/></text:span><text:span text:style-name="T23"># Omite el inicio</text:span><text:span text:style-name="T24"><text:line-break/>lista[</text:span><text:span text:style-name="T28">2</text:span><text:span text:style-name="T24">:] </text:span><text:span text:style-name="T23"># =&gt; [4, 3]</text:span><text:span text:style-name="T24"><text:line-break/></text:span><text:span text:style-name="T23"># Omite el final</text:span><text:span text:style-name="T24"><text:line-break/>lista[:</text:span><text:span text:style-name="T28">3</text:span><text:span text:style-name="T24">] </text:span><text:span text:style-name="T23"># =&gt; [1, 2, 4]</text:span><text:span text:style-name="T24"><text:line-break/></text:span><text:span text:style-name="T23"># Selecciona cada dos elementos</text:span><text:span text:style-name="T24"><text:line-break/>lista[::</text:span><text:span text:style-name="T28">2</text:span><text:span text:style-name="T24">] <text:s text:c="2"/></text:span><text:span text:style-name="T23"># =&gt;[1, 4]</text:span><text:span text:style-name="T24"><text:line-break/></text:span><text:span text:style-name="T23"># Invierte la lista</text:span><text:span text:style-name="T24"><text:line-break/>lista[::</text:span><text:span text:style-name="T28">-1</text:span><text:span text:style-name="T24">] <text:s text:c="2"/></text:span><text:span text:style-name="T23"># =&gt; [3, 4, 2, 1]</text:span><text:span text:style-name="T24"><text:line-break/></text:span><text:span text:style-name="T23"># Usa cualquier combinación de estos para crear trozos avanzados</text:span><text:span text:style-name="T24"><text:line-break/></text:span><text:span text:style-name="T23"># lista[inicio:final:pasos]</text:span><text:span text:style-name="T24"><text:line-break/><text:line-break/></text:span><text:span text:style-name="T23"># Remueve elementos arbitrarios de una lista con 'del'</text:span><text:span text:style-name="T24"><text:line-break/></text:span><text:span text:style-name="T26">del</text:span><text:span text:style-name="T24"> lista[</text:span><text:span text:style-name="T28">2</text:span><text:span text:style-name="T24">] </text:span><text:span text:style-name="T23"># lista ahora es [1, 2, 3]</text:span><text:span text:style-name="T24"><text:line-break/><text:line-break/></text:span><text:span text:style-name="T23"># Puedes sumar listas</text:span><text:span text:style-name="T24"><text:line-break/>lista + otra_lista </text:span><text:span text:style-name="T23"># =&gt; [1, 2, 3, 4, 5, 6] - Nota: lista y otra_lista no se tocan</text:span><text:span text:style-name="T24"><text:line-break/><text:line-break/></text:span><text:span text:style-name="T23"># Concatenar listas con 'extend'</text:span><text:span text:style-name="T24"><text:line-break/>lista.extend(otra_lista) </text:span><text:span text:style-name="T23"># lista ahora es [1, 2, 3, 4, 5, 6]</text:span><text:span text:style-name="T24"><text:line-break/><text:line-break/></text:span><text:span text:style-name="T23"># Verifica la existencia en una lista con 'in'</text:span><text:span text:style-name="T24"><text:line-break/></text:span><text:span text:style-name="T28">1</text:span><text:span text:style-name="T24"> </text:span><text:span text:style-name="T26">in</text:span><text:span text:style-name="T24"> lista </text:span><text:span text:style-name="T23"># =&gt; True</text:span><text:span text:style-name="T24"><text:line-break/><text:line-break/></text:span><text:span text:style-name="T23"># Examina el largo de una lista con 'len'</text:span><text:span text:style-name="T24"><text:line-break/>len(lista) </text:span><text:span text:style-name="T23"># =&gt; 6</text:span></text:p>
          </table:table-cell>
        </table:table-row>
      </table:table>
      <text:p text:style-name="P24"/>
      <text:p text:style-name="P24">Un altre element (menys utilitzat en Python que les llistes) són les tuplas. Les tuplas són com les llistes, només que són immutables (no podem canviar valors, afegir, esborrar, etc.).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7"><text:span text:style-name="T23"># Tuplas son como listas pero son inmutables.</text:span><text:span text:style-name="T24"><text:line-break/>tupla = (</text:span><text:span text:style-name="T28">1</text:span><text:span text:style-name="T24">, </text:span><text:span text:style-name="T28">2</text:span><text:span text:style-name="T24">, </text:span><text:span text:style-name="T28">3</text:span><text:span text:style-name="T24">)<text:line-break/>tupla[</text:span><text:span text:style-name="T28">0</text:span><text:span text:style-name="T24">] </text:span><text:span text:style-name="T23"># =&gt; 1</text:span><text:span text:style-name="T24"><text:line-break/>tupla[</text:span><text:span text:style-name="T28">0</text:span><text:span text:style-name="T24">] = </text:span><text:span text:style-name="T28">3</text:span><text:span text:style-name="T24"> <text:s/></text:span><text:span text:style-name="T23"># Levanta un error TypeError</text:span><text:span text:style-name="T24"><text:line-break/><text:line-break/></text:span><text:span text:style-name="T23"># También puedes hacer todas esas cosas que haces con listas</text:span><text:span text:style-name="T24"><text:line-break/>len(tupla) </text:span><text:span text:style-name="T23"># =&gt; 3</text:span><text:span text:style-name="T24"><text:line-break/>tupla + (</text:span><text:span text:style-name="T28">4</text:span><text:span text:style-name="T24">, </text:span><text:span text:style-name="T28">5</text:span><text:span text:style-name="T24">, </text:span><text:span text:style-name="T28">6</text:span><text:span text:style-name="T24">) </text:span><text:span text:style-name="T23"># =&gt; (1, 2, 3, 4, 5, 6)</text:span><text:span text:style-name="T24"><text:line-break/>tupla[:</text:span><text:span text:style-name="T28">2</text:span><text:span text:style-name="T24">] </text:span><text:span text:style-name="T23"># =&gt; (1, 2)</text:span><text:span text:style-name="T24"><text:line-break/></text:span><text:span text:style-name="T28">2</text:span><text:span text:style-name="T24"> </text:span><text:span text:style-name="T26">in</text:span><text:span text:style-name="T24"> tupla </text:span><text:span text:style-name="T23"># =&gt; True</text:span><text:span text:style-name="T24"><text:line-break/><text:line-break/></text:span><text:span text:style-name="T23"># Puedes desempacar tuplas (o listas) en variables</text:span><text:span text:style-name="T24"><text:line-break/>a, b, c = (</text:span><text:span text:style-name="T28">1</text:span><text:span text:style-name="T24">, </text:span><text:span text:style-name="T28">2</text:span><text:span text:style-name="T24">, </text:span><text:span text:style-name="T28">3</text:span><text:span text:style-name="T24">) <text:tab/></text:span><text:span text:style-name="T23"># a ahora es 1, b ahora es 2 y c ahora es 3</text:span><text:span text:style-name="T24"><text:line-break/></text:span><text:span text:style-name="T23"># Tuplas son creadas por defecto si omites los paréntesis</text:span><text:span text:style-name="T24"><text:line-break/>d, e, f = </text:span><text:span text:style-name="T28">4</text:span><text:span text:style-name="T24">, </text:span><text:span text:style-name="T28">5</text:span><text:span text:style-name="T24">, </text:span><text:span text:style-name="T28">6</text:span><text:span text:style-name="T24"><text:line-break/></text:span><text:span text:style-name="T23"># Ahora mira que fácil es intercambiar dos valores</text:span><text:span text:style-name="T24"><text:line-break/>e, d = d, e <text:tab/></text:span><text:span text:style-name="T23"># d ahora es 5 y e ahora es 4</text:span></text:p>
          </table:table-cell>
        </table:table-row>
      </table:table>
      <text:p text:style-name="P24"/>
      <text:p text:style-name="P24">Una altra estructura de dades interessant i òptima és la implementació de diccionaris (és a dir, associació clau/valor) en Python mitjançant l'estructura “{ }”. A continuació veiem alguns exemples.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7"><text:span text:style-name="T23"># Diccionarios relacionan claves y valores</text:span><text:span text:style-name="T24"><text:line-break/>dicc_vacio = {}<text:line-break/></text:span><text:span text:style-name="T23"># Aquí está un diccionario pre-rellenado</text:span><text:span text:style-name="T24"><text:line-break/>dicc_lleno = {</text:span><text:span text:style-name="T27">"uno"</text:span><text:span text:style-name="T24">: </text:span><text:span text:style-name="T28">1</text:span><text:span text:style-name="T24">, </text:span><text:span text:style-name="T27">"dos"</text:span><text:span text:style-name="T24">: </text:span><text:span text:style-name="T28">2</text:span><text:span text:style-name="T24">, </text:span><text:span text:style-name="T27">"tres"</text:span><text:span text:style-name="T24">: </text:span><text:span text:style-name="T28">3</text:span><text:span text:style-name="T24">}<text:line-break/><text:line-break/></text:span><text:span text:style-name="T23"># Busca valores con []</text:span><text:span text:style-name="T24"><text:line-break/>dicc_lleno[</text:span><text:span text:style-name="T27">"uno"</text:span><text:span text:style-name="T24">] </text:span><text:span text:style-name="T23"># =&gt; 1</text:span><text:span text:style-name="T24"><text:line-break/><text:line-break/></text:span><text:span text:style-name="T23"># Obtén todas las claves como una lista con 'keys()'. Necesitamos envolver la llamada en 'list()' porque obtenemos un iterable. Hablaremos de eso luego.</text:span><text:span text:style-name="T24"><text:line-break/>list(dicc_lleno.keys()) </text:span><text:span text:style-name="T23"># =&gt; ["tres", "dos", "uno"]</text:span><text:span text:style-name="T24"><text:line-break/></text:span><text:span text:style-name="T23"># Nota - El orden de las claves del diccionario no está garantizada.</text:span><text:span text:style-name="T24"><text:line-break/></text:span><text:span text:style-name="T23"># Tus resultados podrían no ser los mismos del ejemplo.</text:span><text:span text:style-name="T24"><text:line-break/><text:line-break/></text:span><text:span text:style-name="T23"># Obtén todos los valores como una lista. Nuevamente necesitamos envolverlas en una lista para sacarlas del iterable.</text:span><text:span text:style-name="T24"><text:line-break/>list(dicc_lleno.values()) </text:span><text:span text:style-name="T23"># =&gt; [3, 2, 1]</text:span><text:span text:style-name="T24"><text:line-break/></text:span><text:span text:style-name="T23"># Nota - Lo mismo que con las claves, no se garantiza el orden.</text:span><text:span text:style-name="T24"><text:line-break/><text:line-break/></text:span><text:span text:style-name="T23"># Verifica la existencia de una llave en el diccionario con 'in'</text:span><text:span text:style-name="T24"><text:line-break/></text:span><text:span text:style-name="T27">"uno"</text:span><text:span text:style-name="T24"> </text:span><text:span text:style-name="T26">in</text:span><text:span text:style-name="T24"> dicc_lleno </text:span><text:span text:style-name="T23"># =&gt; True</text:span><text:span text:style-name="T24"><text:line-break/></text:span><text:span text:style-name="T28">1</text:span><text:span text:style-name="T24"> </text:span><text:span text:style-name="T26">in</text:span><text:span text:style-name="T24"> dicc_lleno </text:span><text:span text:style-name="T23"># =&gt; False</text:span><text:span text:style-name="T24"><text:line-break/><text:line-break/></text:span><text:span text:style-name="T23"># Buscar una llave inexistente deriva en KeyError</text:span><text:span text:style-name="T24"><text:line-break/>dicc_lleno[</text:span><text:span text:style-name="T27">"cuatro"</text:span><text:span text:style-name="T24">] </text:span><text:span text:style-name="T23"># KeyError</text:span><text:span text:style-name="T24"><text:line-break/><text:line-break/></text:span><text:span text:style-name="T23"># Usa el método 'get' para evitar la excepción KeyError</text:span><text:span text:style-name="T24"><text:line-break/>dicc_lleno.get(</text:span><text:span text:style-name="T27">"uno"</text:span><text:span text:style-name="T24">) </text:span><text:span text:style-name="T23"># =&gt; 1</text:span><text:span text:style-name="T24"><text:line-break/>dicc_lleno.get(</text:span><text:span text:style-name="T27">"cuatro"</text:span><text:span text:style-name="T24">) </text:span><text:span text:style-name="T23"># =&gt; None</text:span><text:span text:style-name="T24"><text:line-break/></text:span><text:span text:style-name="T23"># El método 'get' soporta un argumento por defecto cuando el valor no existe.</text:span><text:span text:style-name="T24"><text:line-break/>dicc_lleno.get(</text:span><text:span text:style-name="T27">"uno"</text:span><text:span text:style-name="T24">, </text:span><text:span text:style-name="T28">4</text:span><text:span text:style-name="T24">) </text:span><text:span text:style-name="T23"># =&gt; 1</text:span><text:span text:style-name="T24"><text:line-break/>dicc_lleno.get(</text:span><text:span text:style-name="T27">"cuatro"</text:span><text:span text:style-name="T24">, </text:span><text:span text:style-name="T28">4</text:span><text:span text:style-name="T24">) </text:span><text:span text:style-name="T23"># =&gt; 4</text:span><text:span text:style-name="T24"><text:line-break/><text:line-break/></text:span><text:span text:style-name="T23"># El método 'setdefault' inserta en un diccionario solo si la llave no está presente</text:span><text:span text:style-name="T24"><text:line-break/>dicc_lleno.setdefault(</text:span><text:span text:style-name="T27">"cinco"</text:span><text:span text:style-name="T24">, </text:span><text:span text:style-name="T28">5</text:span><text:span text:style-name="T24">) </text:span><text:span text:style-name="T23">#dicc_lleno["cinco"] es puesto con valor 5</text:span><text:span text:style-name="T24"><text:line-break/>dicc_lleno.setdefault(</text:span><text:span text:style-name="T27">"cinco"</text:span><text:span text:style-name="T24">, </text:span><text:span text:style-name="T28">6</text:span><text:span text:style-name="T24">) </text:span><text:span text:style-name="T23">#dicc_lleno["cinco"] todavía es 5</text:span><text:span text:style-name="T24"><text:line-break/></text:span><text:span text:style-name="T23"># Elimina claves de un diccionario con 'del'</text:span><text:span text:style-name="T24"><text:line-break/></text:span><text:span text:style-name="T26">del</text:span><text:span text:style-name="T24"> dicc_lleno[</text:span><text:span text:style-name="T27">'uno'</text:span><text:span text:style-name="T24">] </text:span><text:span text:style-name="T23"># Remueve la llave 'uno' de dicc_lleno</text:span></text:p>
          </table:table-cell>
        </table:table-row>
      </table:table>
      <text:p text:style-name="P24"/>
      <text:p text:style-name="P24">Una altra estructura de dades òptima per a aquest procés són els conjunts. Permet fer de manera òptima operacions relacionades amb els conjunts (intersecció, unió, etc.).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7"><text:span text:style-name="T23"># Sets (conjuntos) almacenan conjuntos</text:span><text:span text:style-name="T24"><text:line-break/>conjunto_vacio = set()<text:line-break/></text:span><text:span text:style-name="T23"># Inicializar un conjunto con montón de valores. Yeah, se ve un poco como un diccionario. Lo siento.</text:span><text:span text:style-name="T24"><text:line-break/>un_conjunto = {</text:span><text:span text:style-name="T28">1</text:span><text:span text:style-name="T24">,</text:span><text:span text:style-name="T28">2</text:span><text:span text:style-name="T24">,</text:span><text:span text:style-name="T28">2</text:span><text:span text:style-name="T24">,</text:span><text:span text:style-name="T28">3</text:span><text:span text:style-name="T24">,</text:span><text:span text:style-name="T28">4</text:span><text:span text:style-name="T24">} </text:span><text:span text:style-name="T23"># un_conjunto ahora es {1, 2, 3, 4}</text:span><text:span text:style-name="T24"><text:line-break/><text:line-break/></text:span><text:span text:style-name="T23"># Añade más valores a un conjunto</text:span><text:span text:style-name="T24"><text:line-break/>conjunto_lleno.add(</text:span><text:span text:style-name="T28">5</text:span><text:span text:style-name="T24">) </text:span><text:span text:style-name="T23"># conjunto_lleno ahora es {1, 2, 3, 4, 5}</text:span><text:span text:style-name="T24"><text:line-break/><text:line-break/></text:span><text:span text:style-name="T23"># Haz intersección de conjuntos con &amp;</text:span><text:span text:style-name="T24"><text:line-break/>otro_conjunto = {</text:span><text:span text:style-name="T28">3</text:span><text:span text:style-name="T24">, </text:span><text:span text:style-name="T28">4</text:span><text:span text:style-name="T24">, </text:span><text:span text:style-name="T28">5</text:span><text:span text:style-name="T24">, </text:span><text:span text:style-name="T28">6</text:span><text:span text:style-name="T24">}<text:line-break/>conjunto_lleno &amp; otro_conjunto </text:span><text:span text:style-name="T23"># =&gt; {3, 4, 5}</text:span><text:span text:style-name="T24"><text:line-break/><text:line-break/></text:span><text:span text:style-name="T23"># Haz unión de conjuntos con |</text:span><text:span text:style-name="T24"><text:line-break/>conjunto_lleno | otro_conjunto </text:span><text:span text:style-name="T23"># =&gt; {1, 2, 3, 4, 5, 6}</text:span><text:span text:style-name="T24"><text:line-break/><text:line-break/></text:span><text:span text:style-name="T23"># Haz diferencia de conjuntos con -</text:span><text:span text:style-name="T24"><text:line-break/>{</text:span><text:span text:style-name="T28">1</text:span><text:span text:style-name="T24">,</text:span><text:span text:style-name="T28">2</text:span><text:span text:style-name="T24">,</text:span><text:span text:style-name="T28">3</text:span><text:span text:style-name="T24">,</text:span><text:span text:style-name="T28">4</text:span><text:span text:style-name="T24">} - {</text:span><text:span text:style-name="T28">2</text:span><text:span text:style-name="T24">,</text:span><text:span text:style-name="T28">3</text:span><text:span text:style-name="T24">,</text:span><text:span text:style-name="T28">5</text:span><text:span text:style-name="T24">} </text:span><text:span text:style-name="T23"># =&gt; {1, 4}</text:span><text:span text:style-name="T24"><text:line-break/><text:line-break/></text:span><text:span text:style-name="T23"># Verifica la existencia en un conjunto con 'in'</text:span><text:span text:style-name="T24"><text:line-break/></text:span><text:span text:style-name="T28">2</text:span><text:span text:style-name="T24"> </text:span><text:span text:style-name="T26">in</text:span><text:span text:style-name="T24"> conjunto_lleno </text:span><text:span text:style-name="T23"># =&gt; True</text:span><text:span text:style-name="T24"><text:line-break/></text:span><text:span text:style-name="T28">10</text:span><text:span text:style-name="T24"> </text:span><text:span text:style-name="T26">in</text:span><text:span text:style-name="T24"> conjunto_lleno </text:span><text:span text:style-name="T23"># =&gt; False</text:span></text:p>
          </table:table-cell>
        </table:table-row>
      </table:table>
      <text:p text:style-name="P24"/>
      <text:list xml:id="list40701239552768" text:continue-numbering="true" text:style-name="WWNum4">
        <text:list-item>
          <text:list>
            <text:list-item>
              <text:p text:style-name="P37"><text:bookmark text:name="_ahdqajdbvf5b"/>Control de flux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17"><text:span text:style-name="T23">####################################################</text:span><text:span text:style-name="T24"><text:line-break/></text:span><text:span text:style-name="T23">## 3. Control de Flujo</text:span><text:span text:style-name="T24"><text:line-break/></text:span><text:span text:style-name="T23">####################################################</text:span></text:p>
          </table:table-cell>
        </table:table-row>
      </table:table>
      <text:p text:style-name="P24"/>
      <text:p text:style-name="P24">Ací veiem exemples de com utilitzar l'estructura de control de flux “if”: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17"><text:span text:style-name="T23"># Creemos una variable para experimentar</text:span><text:span text:style-name="T24"><text:line-break/>some_var = </text:span><text:span text:style-name="T28">5</text:span><text:span text:style-name="T24"><text:line-break/><text:line-break/></text:span><text:span text:style-name="T23"># Aquí está una declaración de un 'if'. ¡La indentación es significativa en Python!</text:span><text:span text:style-name="T24"><text:line-break/></text:span><text:span text:style-name="T23"># imprime "una_variable es menor que 10"</text:span><text:span text:style-name="T24"><text:line-break/></text:span><text:span text:style-name="T26">if</text:span><text:span text:style-name="T24"> una_variable &gt; </text:span><text:span text:style-name="T28">10</text:span><text:span text:style-name="T24">:<text:line-break/><text:tab/>print(</text:span><text:span text:style-name="T27">"una_variable es completamente mas grande que 10."</text:span><text:span text:style-name="T24">)<text:line-break/></text:span><text:span text:style-name="T26">elif</text:span><text:span text:style-name="T24"> una_variable &lt; </text:span><text:span text:style-name="T28">10</text:span><text:span text:style-name="T24">:<text:tab/></text:span><text:span text:style-name="T23"># Este condición 'elif' es opcional.</text:span><text:span text:style-name="T24"><text:line-break/><text:tab/>print(</text:span><text:span text:style-name="T27">"una_variable es mas chica que 10."</text:span><text:span text:style-name="T24">)<text:line-break/></text:span><text:span text:style-name="T26">else</text:span><text:span text:style-name="T24">: <text:s text:c="6"/><text:tab/></text:span><text:span text:style-name="T23"># Esto también es opcional.</text:span><text:span text:style-name="T24"><text:line-break/><text:tab/>print(</text:span><text:span text:style-name="T27">"una_variable es de hecho 10."</text:span><text:span text:style-name="T24">)</text:span></text:p>
          </table:table-cell>
        </table:table-row>
      </table:table>
      <text:p text:style-name="P24"/>
      <text:p text:style-name="P24">Ací veiem com utilitzar l'estructura “for” per a iterar sobre cada element dels elements que Python considera “iterables” (llestes, tuplas, diccionaris, etc.).</text:p>
      <text:p text:style-name="P24"/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17"><text:span text:style-name="T27">"""<text:line-break/>For itera sobre iterables (listas, cadenas, diccionarios, tuplas, generadores...)<text:line-break/>imprime:<text:line-break/><text:tab/>perro es un mamifero<text:line-break/><text:tab/>gato es un mamifero<text:line-break/><text:tab/>raton es un mamifero<text:line-break/>"""</text:span><text:span text:style-name="T24"><text:line-break/></text:span><text:span text:style-name="T26">for</text:span><text:span text:style-name="T24"> animal </text:span><text:span text:style-name="T26">in</text:span><text:span text:style-name="T24"> [</text:span><text:span text:style-name="T27">"perro"</text:span><text:span text:style-name="T24">, </text:span><text:span text:style-name="T27">"gato"</text:span><text:span text:style-name="T24">, </text:span><text:span text:style-name="T27">"raton"</text:span><text:span text:style-name="T24">]:<text:line-break/><text:tab/>print(</text:span><text:span text:style-name="T27">"{} es un mamifero"</text:span><text:span text:style-name="T24">.format(animal))</text:span>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>La funció “range” és un generador de números. Ens pot ajudar per a realitzar iteracions numèriques utilitzant for: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17"><text:span text:style-name="T27">"""<text:line-break/>`range(número)` retorna un generador de números<text:line-break/>desde cero hasta el número dado<text:line-break/>imprime:<text:line-break/><text:tab/>0<text:line-break/><text:tab/>1<text:line-break/><text:tab/>2<text:line-break/><text:tab/>3<text:line-break/>"""</text:span><text:span text:style-name="T24"><text:line-break/></text:span><text:span text:style-name="T26">for</text:span><text:span text:style-name="T24"> i </text:span><text:span text:style-name="T26">in</text:span><text:span text:style-name="T24"> range(</text:span><text:span text:style-name="T28">4</text:span><text:span text:style-name="T24">):<text:line-break/><text:tab/>print(i)</text:span></text:p>
          </table:table-cell>
        </table:table-row>
      </table:table>
      <text:p text:style-name="P24"/>
      <text:p text:style-name="P24">L'estructura de control de flux “While”, itera mentre una condició siga certa.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17"><text:span text:style-name="T27">"""<text:line-break/>While itera hasta que una condición no se cumple.<text:line-break/>imprime:<text:line-break/><text:tab/>0<text:line-break/><text:tab/>1<text:line-break/><text:tab/>2<text:line-break/><text:tab/>3<text:line-break/>"""</text:span><text:span text:style-name="T24"><text:line-break/>x = </text:span><text:span text:style-name="T28">0</text:span><text:span text:style-name="T24"><text:line-break/></text:span><text:span text:style-name="T26">while</text:span><text:span text:style-name="T24"> x &lt; </text:span><text:span text:style-name="T28">4</text:span><text:span text:style-name="T24">:<text:line-break/><text:tab/>print(x)<text:line-break/><text:tab/>x += </text:span><text:span text:style-name="T28">1</text:span><text:span text:style-name="T24"> <text:s/></text:span><text:span text:style-name="T23"># versión corta de x = x + 1</text:span></text:p>
          </table:table-cell>
        </table:table-row>
      </table:table>
      <text:p text:style-name="P24"/>
      <text:p text:style-name="Standard">Python 3 permet el maneig d'excepcions mitjançant “try” i “catch” com s'observa ací: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17"><text:span text:style-name="T23"># Maneja excepciones con un bloque try/except</text:span><text:span text:style-name="T24"><text:line-break/></text:span><text:span text:style-name="T26">try</text:span><text:span text:style-name="T24">:<text:line-break/><text:tab/></text:span><text:span text:style-name="T23"># Usa raise para levantar un error</text:span><text:span text:style-name="T24"><text:line-break/><text:tab/></text:span><text:span text:style-name="T26">raise</text:span><text:span text:style-name="T24"> IndexError(</text:span><text:span text:style-name="T27">"Este es un error de indice"</text:span><text:span text:style-name="T24">)<text:line-break/></text:span><text:span text:style-name="T26">except</text:span><text:span text:style-name="T24"> IndexError </text:span><text:span text:style-name="T26">as</text:span><text:span text:style-name="T24"> e:<text:line-break/><text:tab/></text:span><text:span text:style-name="T26">pass</text:span><text:span text:style-name="T24"><text:tab/></text:span><text:span text:style-name="T23"># Pass no hace nada (“pasa”). Usualmente aquí harias alguna recuperacion.</text:span></text:p>
          </table:table-cell>
        </table:table-row>
      </table:table>
      <text:p text:style-name="P24"/>
      <text:p text:style-name="P24"/>
      <text:p text:style-name="P24">Ací veiem un exemple de com crear elements iterables i algunes propietats. En l'exemple, treballarem utilitzant les “claus” (keys) d'un diccionari i poder recórrer-los amb un for.</text:p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17"><text:span text:style-name="T23"># Python ofrece una abstracción fundamental llamada Iterable.</text:span><text:span text:style-name="T24"><text:line-break/></text:span><text:span text:style-name="T23"># Un iterable es un objeto que puede ser tratado como una sequencia.</text:span><text:span text:style-name="T24"><text:line-break/></text:span><text:span text:style-name="T23"># El objeto es retornado por la función 'range' es un iterable.</text:span><text:span text:style-name="T24"><text:line-break/><text:line-break/>dicc_lleno = {</text:span><text:span text:style-name="T27">"uno"</text:span><text:span text:style-name="T24">: </text:span><text:span text:style-name="T28">1</text:span><text:span text:style-name="T24">, </text:span><text:span text:style-name="T27">"dos"</text:span><text:span text:style-name="T24">: </text:span><text:span text:style-name="T28">2</text:span><text:span text:style-name="T24">, </text:span><text:span text:style-name="T27">"tres"</text:span><text:span text:style-name="T24">: </text:span><text:span text:style-name="T28">3</text:span><text:span text:style-name="T24">}<text:line-break/>nuestro_iterable = dicc_lleno.keys()<text:line-break/>print(nuestro_iterable) </text:span><text:span text:style-name="T23"># =&gt; dict_keys(['uno', 'dos', 'tres']). Este es un objeto que implementa nuestra interfaz Iterable</text:span><text:span text:style-name="T24"><text:line-break/><text:line-break/>Podemos recorrerla.<text:line-break/></text:span><text:span text:style-name="T26">for</text:span><text:span text:style-name="T24"> i </text:span><text:span text:style-name="T26">in</text:span><text:span text:style-name="T24"> nuestro_iterable:<text:line-break/><text:tab/>print(i)<text:tab/></text:span><text:span text:style-name="T23"># Imprime uno, dos, tres</text:span><text:span text:style-name="T24"><text:line-break/><text:line-break/></text:span><text:span text:style-name="T23"># Aunque no podemos selecionar un elemento por su índice.</text:span><text:span text:style-name="T24"><text:line-break/>nuestro_iterable[</text:span><text:span text:style-name="T28">1</text:span><text:span text:style-name="T24">] <text:s/></text:span><text:span text:style-name="T23"># Genera un TypeError</text:span><text:span text:style-name="T24"><text:line-break/><text:line-break/></text:span><text:span text:style-name="T23"># Un iterable es un objeto que sabe como crear un iterador.</text:span><text:span text:style-name="T24"><text:line-break/>nuestro_iterator = iter(nuestro_iterable)<text:line-break/><text:line-break/></text:span><text:span text:style-name="T23"># Nuestro iterador es un objeto que puede recordar el estado mientras lo recorremos.</text:span><text:span text:style-name="T24"><text:line-break/></text:span><text:span text:style-name="T23"># Obtenemos el siguiente objeto llamando la función __next__.</text:span><text:span text:style-name="T24"><text:line-break/>nuestro_iterator.__next__() <text:s/></text:span><text:span text:style-name="T23"># =&gt; "uno"</text:span><text:span text:style-name="T24"><text:line-break/><text:line-break/></text:span><text:span text:style-name="T23"># Mantiene el estado mientras llamamos __next__.</text:span><text:span text:style-name="T24"><text:line-break/>nuestro_iterator.__next__() <text:s/></text:span><text:span text:style-name="T23"># =&gt; "dos"</text:span><text:span text:style-name="T24"><text:line-break/>nuestro_iterator.__next__() <text:s/></text:span><text:span text:style-name="T23"># =&gt; "tres"</text:span><text:span text:style-name="T24"><text:line-break/><text:line-break/></text:span><text:span text:style-name="T23"># Después que el iterador ha retornado todos sus datos, da una excepción StopIterator.</text:span><text:span text:style-name="T24"><text:line-break/>nuestro_iterator.__next__() </text:span><text:span text:style-name="T23"># Genera StopIteration</text:span><text:span text:style-name="T24"><text:line-break/><text:line-break/></text:span><text:span text:style-name="T23"># Puedes obtener todos los elementos de un iterador llamando a list() en el.</text:span><text:span text:style-name="T24"><text:line-break/>list(dicc_lleno.keys()) <text:s/></text:span><text:span text:style-name="T23"># =&gt; Retorna ["uno", "dos", "tres"]</text:span></text:p>
          </table:table-cell>
        </table:table-row>
      </table:table>
      <text:p text:style-name="P24"/>
      <text:list xml:id="list40701545091471" text:continue-numbering="true" text:style-name="WWNum4">
        <text:list-item>
          <text:list>
            <text:list-item>
              <text:p text:style-name="P37"><text:bookmark text:name="_wcxxdvqdy9qt"/>Funcions</text:p>
            </text:list-item>
          </text:list>
        </text:list-item>
      </text:list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17"><text:span text:style-name="T23">####################################################</text:span><text:span text:style-name="T24"><text:line-break/></text:span><text:span text:style-name="T23">## 4. Funciones</text:span><text:span text:style-name="T24"><text:line-break/></text:span><text:span text:style-name="T23">####################################################</text:span></text:p>
          </table:table-cell>
        </table:table-row>
      </table:table>
      <text:p text:style-name="P24"/>
      <text:p text:style-name="P24">Ací alguns exemples de definició i crida de funcions en Python 3.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17"><text:span text:style-name="T23"># Usa 'def' para crear nuevas funciones</text:span><text:span text:style-name="T24"><text:line-break/></text:span><text:span text:style-name="T26">def</text:span><text:span text:style-name="T24"> </text:span><text:span text:style-name="T30">add</text:span><text:span text:style-name="T24">(x, y):<text:line-break/><text:tab/>print(</text:span><text:span text:style-name="T27">"x es {} y y es {}"</text:span><text:span text:style-name="T24">.format(x, y))<text:line-break/><text:tab/></text:span><text:span text:style-name="T26">return</text:span><text:span text:style-name="T24"> x + y<text:tab/></text:span><text:span text:style-name="T23"># Retorna valores con una la declaración return</text:span><text:span text:style-name="T24"><text:line-break/><text:line-break/></text:span><text:span text:style-name="T23"># Llamando funciones con parámetros</text:span><text:span text:style-name="T24"><text:line-break/>add(</text:span><text:span text:style-name="T28">5</text:span><text:span text:style-name="T24">, </text:span><text:span text:style-name="T28">6</text:span><text:span text:style-name="T24">) </text:span><text:span text:style-name="T23"># =&gt; imprime "x es 5 y y es 6" y retorna 11</text:span><text:span text:style-name="T24"><text:line-break/><text:line-break/></text:span><text:span text:style-name="T23"># Otra forma de llamar funciones es con argumentos de palabras claves</text:span><text:span text:style-name="T24"><text:line-break/>add(y=</text:span><text:span text:style-name="T28">6</text:span><text:span text:style-name="T24">, x=</text:span><text:span text:style-name="T28">5</text:span><text:span text:style-name="T24">) <text:s text:c="2"/></text:span><text:span text:style-name="T23"># Argumentos de palabra clave pueden ir en cualquier orden.</text:span><text:span text:style-name="T24"><text:line-break/><text:line-break/><text:line-break/></text:span><text:span text:style-name="T23"># Puedes definir funciones que tomen un número variable de argumentos</text:span><text:span text:style-name="T24"><text:line-break/></text:span><text:span text:style-name="T26">def</text:span><text:span text:style-name="T24"> </text:span><text:span text:style-name="T30">varargs</text:span><text:span text:style-name="T24">(*args):<text:line-break/><text:tab/></text:span><text:span text:style-name="T26">return</text:span><text:span text:style-name="T24"> args<text:line-break/><text:line-break/>varargs(</text:span><text:span text:style-name="T28">1</text:span><text:span text:style-name="T24">, </text:span><text:span text:style-name="T28">2</text:span><text:span text:style-name="T24">, </text:span><text:span text:style-name="T28">3</text:span><text:span text:style-name="T24">) </text:span><text:span text:style-name="T23"># =&gt; (1,2,3)</text:span><text:span text:style-name="T24"><text:line-break/><text:line-break/><text:line-break/></text:span><text:span text:style-name="T23"># Puedes definir funciones que toman un número variable de argumentos</text:span><text:span text:style-name="T24"><text:line-break/></text:span><text:span text:style-name="T23"># de palabras claves</text:span><text:span text:style-name="T24"><text:line-break/></text:span><text:span text:style-name="T26">def</text:span><text:span text:style-name="T24"> </text:span><text:span text:style-name="T30">keyword_args</text:span><text:span text:style-name="T24">(**kwargs):<text:line-break/><text:tab/></text:span><text:span text:style-name="T26">return</text:span><text:span text:style-name="T24"> kwargs<text:line-break/><text:line-break/></text:span><text:span text:style-name="T23"># Llamémosla para ver que sucede</text:span><text:span text:style-name="T24"><text:line-break/>keyword_args(pie=</text:span><text:span text:style-name="T27">"grande"</text:span><text:span text:style-name="T24">, lago=</text:span><text:span text:style-name="T27">"ness"</text:span><text:span text:style-name="T24">) </text:span><text:span text:style-name="T23"># =&gt; {"pie": "grande", "lago": "ness"}</text:span><text:span text:style-name="T24"><text:line-break/><text:line-break/><text:line-break/></text:span><text:span text:style-name="T23"># Puedes hacer ambas a la vez si quieres</text:span><text:span text:style-name="T24"><text:line-break/></text:span><text:span text:style-name="T26">def</text:span><text:span text:style-name="T24"> </text:span><text:span text:style-name="T30">todos_los_argumentos</text:span><text:span text:style-name="T24">(*args, **kwargs):<text:line-break/><text:tab/></text:span><text:span text:style-name="T26">print</text:span><text:span text:style-name="T24"> args<text:line-break/><text:tab/></text:span><text:span text:style-name="T26">print</text:span><text:span text:style-name="T24"> kwargs<text:line-break/></text:span><text:span text:style-name="T27">"""<text:line-break/>todos_los_argumentos(1, 2, a=3, b=4) imprime:<text:line-break/><text:tab/>(1, 2)<text:line-break/><text:tab/>{"a": 3, "b": 4}<text:line-break/>"""</text:span><text:span text:style-name="T24"><text:line-break/><text:line-break/></text:span><text:span text:style-name="T23"># ¡Cuando llames funciones, puedes hacer lo opuesto a varargs/kwargs!</text:span><text:span text:style-name="T24"><text:line-break/></text:span><text:span text:style-name="T23"># Usa * para expandir tuplas y usa ** para expandir argumentos de palabras claves.</text:span><text:span text:style-name="T24"><text:line-break/>args = (</text:span><text:span text:style-name="T28">1</text:span><text:span text:style-name="T24">, </text:span><text:span text:style-name="T28">2</text:span><text:span text:style-name="T24">, </text:span><text:span text:style-name="T28">3</text:span><text:span text:style-name="T24">, </text:span><text:span text:style-name="T28">4</text:span><text:span text:style-name="T24">)<text:line-break/>kwargs = {</text:span><text:span text:style-name="T27">"a"</text:span><text:span text:style-name="T24">: </text:span><text:span text:style-name="T28">3</text:span><text:span text:style-name="T24">, </text:span><text:span text:style-name="T27">"b"</text:span><text:span text:style-name="T24">: </text:span><text:span text:style-name="T28">4</text:span><text:span text:style-name="T24">}<text:line-break/>todos_los_argumentos(*args) </text:span><text:span text:style-name="T23"># es equivalente a foo(1, 2, 3, 4)</text:span><text:span text:style-name="T24"><text:line-break/>todos_los_argumentos(**kwargs) </text:span><text:span text:style-name="T23"># es equivalente a foo(a=3, b=4)</text:span><text:span text:style-name="T24"><text:line-break/>todos_los_argumentos(*args, **kwargs) </text:span><text:span text:style-name="T23"># es equivalente a foo(1, 2, 3, 4, a=3, b=4)</text:span></text:p>
          </table:table-cell>
        </table:table-row>
      </table:table>
      <text:p text:style-name="P24"/>
      <text:p text:style-name="P24">Per a facilitar algunes operacions, Python permet tant funcions definides (de primera classe) com a funcions anònimes. Aquestes funcions anònimes ens ajuden sobretot a utilitzar “programació funcional” amb funcions com “map”, “filter” i “reduce”.</text:p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17"><text:span text:style-name="T23"># Python tiene funciones de primera clase</text:span><text:span text:style-name="T24"><text:line-break/></text:span><text:span text:style-name="T26">def</text:span><text:span text:style-name="T24"> </text:span><text:span text:style-name="T30">crear_suma</text:span><text:span text:style-name="T24">(x):<text:line-break/><text:tab/></text:span><text:span text:style-name="T26">def</text:span><text:span text:style-name="T24"> </text:span><text:span text:style-name="T30">suma</text:span><text:span text:style-name="T24">(y):<text:line-break/> <text:s text:c="3"/><text:tab/></text:span><text:span text:style-name="T26">return</text:span><text:span text:style-name="T24"> x + y<text:line-break/><text:tab/></text:span><text:span text:style-name="T26">return</text:span><text:span text:style-name="T24"> suma<text:line-break/><text:line-break/>sumar_10 = crear_suma(</text:span><text:span text:style-name="T28">10</text:span><text:span text:style-name="T24">)<text:line-break/>sumar_10(</text:span><text:span text:style-name="T28">3</text:span><text:span text:style-name="T24">) </text:span><text:span text:style-name="T23"># =&gt; 13</text:span><text:span text:style-name="T24"><text:line-break/><text:line-break/></text:span><text:span text:style-name="T23"># También hay funciones anónimas</text:span><text:span text:style-name="T24"><text:line-break/>(</text:span><text:span text:style-name="T26">lambda</text:span><text:span text:style-name="T24"> x: x &gt; </text:span><text:span text:style-name="T28">2</text:span><text:span text:style-name="T24">)(</text:span><text:span text:style-name="T28">3</text:span><text:span text:style-name="T24">) </text:span><text:span text:style-name="T23"># =&gt; True</text:span><text:span text:style-name="T24"><text:line-break/><text:line-break/></text:span><text:span text:style-name="T23"># Hay funciones integradas de orden superior</text:span><text:span text:style-name="T24"><text:line-break/>map(sumar_10, [</text:span><text:span text:style-name="T28">1</text:span><text:span text:style-name="T24">,</text:span><text:span text:style-name="T28">2</text:span><text:span text:style-name="T24">,</text:span><text:span text:style-name="T28">3</text:span><text:span text:style-name="T24">]) </text:span><text:span text:style-name="T23"># =&gt; [11, 12, 13]</text:span><text:span text:style-name="T24"><text:line-break/>filter(</text:span><text:span text:style-name="T26">lambda</text:span><text:span text:style-name="T24"> x: x &gt; </text:span><text:span text:style-name="T28">5</text:span><text:span text:style-name="T24">, [</text:span><text:span text:style-name="T28">3</text:span><text:span text:style-name="T24">, </text:span><text:span text:style-name="T28">4</text:span><text:span text:style-name="T24">, </text:span><text:span text:style-name="T28">5</text:span><text:span text:style-name="T24">, </text:span><text:span text:style-name="T28">6</text:span><text:span text:style-name="T24">, </text:span><text:span text:style-name="T28">7</text:span><text:span text:style-name="T24">]) </text:span><text:span text:style-name="T23"># =&gt; [6, 7]</text:span><text:span text:style-name="T24"><text:line-break/><text:line-break/></text:span><text:span text:style-name="T23"># Podemos usar listas por comprensión para mapeos y filtros agradables</text:span><text:span text:style-name="T24"><text:line-break/>[add_10(i) </text:span><text:span text:style-name="T26">for</text:span><text:span text:style-name="T24"> i </text:span><text:span text:style-name="T26">in</text:span><text:span text:style-name="T24"> [</text:span><text:span text:style-name="T28">1</text:span><text:span text:style-name="T24">, </text:span><text:span text:style-name="T28">2</text:span><text:span text:style-name="T24">, </text:span><text:span text:style-name="T28">3</text:span><text:span text:style-name="T24">]] <text:s/></text:span><text:span text:style-name="T23"># =&gt; [11, 12, 13]</text:span><text:span text:style-name="T24"><text:line-break/>[x </text:span><text:span text:style-name="T26">for</text:span><text:span text:style-name="T24"> x </text:span><text:span text:style-name="T26">in</text:span><text:span text:style-name="T24"> [</text:span><text:span text:style-name="T28">3</text:span><text:span text:style-name="T24">, </text:span><text:span text:style-name="T28">4</text:span><text:span text:style-name="T24">, </text:span><text:span text:style-name="T28">5</text:span><text:span text:style-name="T24">, </text:span><text:span text:style-name="T28">6</text:span><text:span text:style-name="T24">, </text:span><text:span text:style-name="T28">7</text:span><text:span text:style-name="T24">] </text:span><text:span text:style-name="T26">if</text:span><text:span text:style-name="T24"> x &gt; </text:span><text:span text:style-name="T28">5</text:span><text:span text:style-name="T24">] </text:span><text:span text:style-name="T23"># =&gt; [6, 7]</text:span><text:span text:style-name="T24"><text:line-break/></text:span><text:span text:style-name="T23"># también hay diccionarios</text:span><text:span text:style-name="T24"><text:line-break/>{k:k**</text:span><text:span text:style-name="T28">2</text:span><text:span text:style-name="T24"> </text:span><text:span text:style-name="T26">for</text:span><text:span text:style-name="T24"> k </text:span><text:span text:style-name="T26">in</text:span><text:span text:style-name="T24"> range(</text:span><text:span text:style-name="T28">3</text:span><text:span text:style-name="T24">)} </text:span><text:span text:style-name="T23"># =&gt; {0: 0, 1: 1, 2: 4}</text:span><text:span text:style-name="T24"><text:line-break/></text:span><text:span text:style-name="T23"># y conjuntos por comprensión</text:span><text:span text:style-name="T24"><text:line-break/>{c </text:span><text:span text:style-name="T26">for</text:span><text:span text:style-name="T24"> c </text:span><text:span text:style-name="T26">in</text:span><text:span text:style-name="T24"> </text:span><text:span text:style-name="T27">"la cadena"</text:span><text:span text:style-name="T24">} </text:span><text:span text:style-name="T23"># =&gt; {'d', 'l', 'a', 'n', ' ', 'c', 'e'}</text:span></text:p>
          </table:table-cell>
        </table:table-row>
      </table:table>
      <text:list xml:id="list40702181922620" text:continue-numbering="true" text:style-name="WWNum4">
        <text:list-item>
          <text:list>
            <text:list-item>
              <text:p text:style-name="P37"><text:bookmark text:name="_i4mnnyx6m2x5"/>Classes</text:p>
            </text:list-item>
          </text:list>
        </text:list-item>
      </text:list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17"><text:span text:style-name="T23">####################################################</text:span><text:span text:style-name="T24"><text:line-break/></text:span><text:span text:style-name="T23">## 5. Clases</text:span><text:span text:style-name="T24"><text:line-break/></text:span><text:span text:style-name="T23">####################################################</text:span></text:p>
          </table:table-cell>
        </table:table-row>
      </table:table>
      <text:p text:style-name="P24"/>
      <text:p text:style-name="P24">Les classes en Python, hereten inicialment de l'objecte predefinit “object”. Ací un exemple de definició de classe amb atributs, constructor i mètodes.</text:p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17"><text:span text:style-name="T23"># Heredamos de object para obtener una clase.</text:span><text:span text:style-name="T24"><text:line-break/></text:span><text:span text:style-name="T26">class</text:span><text:span text:style-name="T24"> </text:span><text:span text:style-name="T31">Humano</text:span><text:span text:style-name="T24">(object):<text:line-break/><text:line-break/><text:tab/></text:span><text:span text:style-name="T23"># Un atributo de clase es compartido por todas las instancias de esta clase</text:span><text:span text:style-name="T24"><text:line-break/><text:tab/>especie = </text:span><text:span text:style-name="T27">"H. sapiens"</text:span><text:span text:style-name="T24"><text:line-break/><text:line-break/><text:tab/></text:span><text:span text:style-name="T23"># Constructor basico</text:span><text:span text:style-name="T24"><text:line-break/><text:tab/></text:span><text:span text:style-name="T26">def</text:span><text:span text:style-name="T24"> </text:span><text:span text:style-name="T30">__init__</text:span><text:span text:style-name="T24">(self, nombre):<text:line-break/> <text:s text:c="3"/><text:tab/></text:span><text:span text:style-name="T23"># Asigna el argumento al atributo nombre de la instancia</text:span><text:span text:style-name="T24"><text:line-break/> <text:s text:c="3"/><text:tab/> <text:s text:c="4"/>self.nombre = nombre<text:line-break/><text:line-break/><text:tab/></text:span><text:span text:style-name="T23"># Un metodo de instancia. Todos los metodos toman self como primer argumento</text:span><text:span text:style-name="T24"><text:line-break/><text:tab/></text:span><text:span text:style-name="T26">def</text:span><text:span text:style-name="T24"> </text:span><text:span text:style-name="T30">decir</text:span><text:span text:style-name="T24">(self, msg):<text:line-break/> <text:s text:c="2"/><text:tab/> <text:s text:c="4"/></text:span><text:span text:style-name="T26">return</text:span><text:span text:style-name="T24"> </text:span><text:span text:style-name="T27">"%s: %s"</text:span><text:span text:style-name="T24"> % (self.nombre, msg)<text:line-break/><text:line-break/><text:tab/></text:span><text:span text:style-name="T23"># Un metodo de clase es compartido a través de todas las instancias</text:span><text:span text:style-name="T24"><text:line-break/><text:tab/></text:span><text:span text:style-name="T23"># Son llamados con la clase como primer argumento</text:span><text:span text:style-name="T24"><text:line-break/></text:span><text:span text:style-name="T32"><text:tab/>@classmethod</text:span><text:span text:style-name="T24"><text:line-break/><text:tab/></text:span><text:span text:style-name="T26">def</text:span><text:span text:style-name="T24"> </text:span><text:span text:style-name="T30">get_especie</text:span><text:span text:style-name="T24">(cls):<text:line-break/> <text:s text:c="3"/><text:tab/> <text:s text:c="4"/></text:span><text:span text:style-name="T26">return</text:span><text:span text:style-name="T24"> cls.especie<text:line-break/><text:line-break/><text:tab/></text:span><text:span text:style-name="T23"># Un metodo estatico es llamado sin la clase o instancia como referencia</text:span><text:span text:style-name="T24"><text:line-break/></text:span><text:span text:style-name="T32"><text:tab/>@staticmethod</text:span><text:span text:style-name="T24"><text:line-break/><text:tab/></text:span><text:span text:style-name="T26">def</text:span><text:span text:style-name="T24"> </text:span><text:span text:style-name="T30">roncar</text:span><text:span text:style-name="T24">():<text:line-break/> <text:s text:c="3"/><text:tab/> <text:s text:c="4"/></text:span><text:span text:style-name="T26">return</text:span><text:span text:style-name="T24"> </text:span><text:span text:style-name="T27">"*roncar*"</text:span><text:span text:style-name="T24"><text:line-break/><text:line-break/><text:line-break/></text:span><text:span text:style-name="T23"># Instancia una clase</text:span><text:span text:style-name="T24"><text:line-break/>i = Humano(nombre=</text:span><text:span text:style-name="T27">"Ian"</text:span><text:span text:style-name="T24">)<text:line-break/></text:span><text:span text:style-name="T26">print</text:span><text:span text:style-name="T24"> i.decir(</text:span><text:span text:style-name="T27">"hi"</text:span><text:span text:style-name="T24">) <text:tab/></text:span><text:span text:style-name="T23"># imprime "Ian: hi"</text:span><text:span text:style-name="T24"><text:line-break/><text:line-break/>j = Humano(</text:span><text:span text:style-name="T27">"Joel"</text:span><text:span text:style-name="T24">)<text:line-break/></text:span><text:span text:style-name="T26">print</text:span><text:span text:style-name="T24"> j.decir(</text:span><text:span text:style-name="T27">"hello"</text:span><text:span text:style-name="T24">) <text:s/></text:span><text:span text:style-name="T23">#imprime "Joel: hello"</text:span><text:span text:style-name="T24"><text:line-break/><text:line-break/></text:span><text:span text:style-name="T23"># Llama nuestro método de clase</text:span><text:span text:style-name="T24"><text:line-break/>i.get_especie() </text:span><text:span text:style-name="T23"># =&gt; "H. sapiens"</text:span><text:span text:style-name="T24"><text:line-break/><text:line-break/></text:span><text:span text:style-name="T23"># Cambia los atributos compartidos</text:span><text:span text:style-name="T24"><text:line-break/>Humano.especie = </text:span><text:span text:style-name="T27">"H. neanderthalensis"</text:span><text:span text:style-name="T24"><text:line-break/>i.get_especie() </text:span><text:span text:style-name="T23"># =&gt; "H. neanderthalensis"</text:span><text:span text:style-name="T24"><text:line-break/>j.get_especie() </text:span><text:span text:style-name="T23"># =&gt; "H. neanderthalensis"</text:span><text:span text:style-name="T24"><text:line-break/><text:line-break/></text:span><text:span text:style-name="T23"># Llama al método estático</text:span><text:span text:style-name="T24"><text:line-break/>Humano.roncar() </text:span><text:span text:style-name="T23"># =&gt; "*roncar*"</text:span></text:p>
          </table:table-cell>
        </table:table-row>
        <table:table-row table:style-name="Table30.1">
          <table:table-cell table:style-name="Table30.A1" office:value-type="string">
            <text:p text:style-name="P18"/>
          </table:table-cell>
        </table:table-row>
      </table:table>
      <text:p text:style-name="P24"><text:soft-page-break/></text:p>
      <text:list xml:id="list40702192670828" text:continue-numbering="true" text:style-name="WWNum4">
        <text:list-item>
          <text:list>
            <text:list-item>
              <text:p text:style-name="P37"><text:bookmark text:name="_bfvl3lx14x8t"/>Móduls</text:p>
            </text:list-item>
          </text:list>
        </text:list-item>
      </text:list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17"><text:span text:style-name="T23">####################################################</text:span><text:span text:style-name="T24"><text:line-break/></text:span><text:span text:style-name="T23">## 6. Módulos</text:span><text:span text:style-name="T24"><text:line-break/></text:span><text:span text:style-name="T23">####################################################</text:span></text:p>
          </table:table-cell>
        </table:table-row>
      </table:table>
      <text:p text:style-name="P24"/>
      <text:p text:style-name="P24">Python permet importar mòduls, tant creats per nosaltres, com a existents en el sistema. Una potent eina per a descarregar mòduls més populars és “pip” https://pypi.org/project/pip/</text:p>
      <text:p text:style-name="P24"/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17"><text:span text:style-name="T23"># Puedes importar módulos</text:span><text:span text:style-name="T24"><text:line-break/></text:span><text:span text:style-name="T26">import</text:span><text:span text:style-name="T24"> math<text:line-break/>print(math.sqrt(</text:span><text:span text:style-name="T28">16</text:span><text:span text:style-name="T24">)) </text:span><text:span text:style-name="T23"># =&gt; 4.0</text:span><text:span text:style-name="T24"><text:line-break/><text:line-break/></text:span><text:span text:style-name="T23"># Puedes obtener funciones específicas desde un módulo</text:span><text:span text:style-name="T24"><text:line-break/></text:span><text:span text:style-name="T26">from</text:span><text:span text:style-name="T24"> math </text:span><text:span text:style-name="T26">import</text:span><text:span text:style-name="T24"> ceil, floor<text:line-break/>print(ceil(</text:span><text:span text:style-name="T28">3.7</text:span><text:span text:style-name="T24">)) </text:span><text:span text:style-name="T23"># =&gt; 4.0</text:span><text:span text:style-name="T24"><text:line-break/>print(floor(</text:span><text:span text:style-name="T28">3.7</text:span><text:span text:style-name="T24">))</text:span><text:span text:style-name="T23"># =&gt; 3.0</text:span><text:span text:style-name="T24"><text:line-break/><text:line-break/></text:span><text:span text:style-name="T23"># Puedes importar todas las funciones de un módulo</text:span><text:span text:style-name="T24"><text:line-break/></text:span><text:span text:style-name="T23"># Precaución: Esto no es recomendable</text:span><text:span text:style-name="T24"><text:line-break/></text:span><text:span text:style-name="T26">from</text:span><text:span text:style-name="T24"> math </text:span><text:span text:style-name="T26">import</text:span><text:span text:style-name="T24"> *<text:line-break/><text:line-break/></text:span><text:span text:style-name="T23"># Puedes acortar los nombres de los módulos</text:span><text:span text:style-name="T24"><text:line-break/></text:span><text:span text:style-name="T26">import</text:span><text:span text:style-name="T24"> math </text:span><text:span text:style-name="T26">as</text:span><text:span text:style-name="T24"> m<text:line-break/>math.sqrt(</text:span><text:span text:style-name="T28">16</text:span><text:span text:style-name="T24">) == m.sqrt(</text:span><text:span text:style-name="T28">16</text:span><text:span text:style-name="T24">) </text:span><text:span text:style-name="T23"># =&gt; True</text:span><text:span text:style-name="T24"><text:line-break/><text:line-break/></text:span><text:span text:style-name="T23"># Los módulos de Python son sólo archivos ordinarios de Python.</text:span><text:span text:style-name="T24"><text:line-break/></text:span><text:span text:style-name="T23"># Puedes escribir tus propios módulos e importarlos. El nombre del módulo</text:span><text:span text:style-name="T24"><text:line-break/></text:span><text:span text:style-name="T23"># es el mismo del nombre del archivo.</text:span><text:span text:style-name="T24"><text:line-break/><text:line-break/></text:span><text:span text:style-name="T23"># Puedes encontrar que funciones y atributos definen un módulo.</text:span><text:span text:style-name="T24"><text:line-break/></text:span><text:span text:style-name="T26">import</text:span><text:span text:style-name="T24"> math<text:line-break/>dir(math)</text:span></text:p>
          </table:table-cell>
        </table:table-row>
      </table:table>
      <text:p text:style-name="P24"/>
      <text:list xml:id="list40702100159902" text:continue-numbering="true" text:style-name="WWNum4">
        <text:list-item>
          <text:list>
            <text:list-item>
              <text:p text:style-name="P37"><text:bookmark text:name="_me7pima78wx6"/>Avanzat: generadors i decoradors</text:p>
            </text:list-item>
          </text:list>
        </text:list-item>
      </text:list>
      <text:p text:style-name="P24">Exemple de creació de generadors:</text:p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17"><text:span text:style-name="T23"># Los generadores te ayudan a hacer un código perezoso (lazy)</text:span><text:span text:style-name="T24"><text:line-break/></text:span><text:span text:style-name="T26">def</text:span><text:span text:style-name="T24"> </text:span><text:span text:style-name="T30">duplicar_numeros</text:span><text:span text:style-name="T24">(iterable):<text:line-break/><text:tab/></text:span><text:span text:style-name="T26">for</text:span><text:span text:style-name="T24"> i </text:span><text:span text:style-name="T26">in</text:span><text:span text:style-name="T24"> iterable:<text:line-break/> <text:s text:c="3"/><text:tab/> <text:s text:c="4"/></text:span><text:span text:style-name="T26">yield</text:span><text:span text:style-name="T24"> i + i<text:line-break/><text:line-break/></text:span><text:span text:style-name="T23"># Un generador crea valores sobre la marcha.</text:span><text:span text:style-name="T24"><text:line-break/></text:span><text:span text:style-name="T23"># En vez de generar y retornar todos los valores de una vez, crea uno en cada iteración.</text:span><text:span text:style-name="T24"><text:line-break/></text:span><text:span text:style-name="T23"># Esto significa que valores más grandes que 15 no serán procesados en 'duplicar_numeros'.</text:span><text:span text:style-name="T24"><text:line-break/></text:span><text:span text:style-name="T23"># Fíjate que 'range' es un generador. Crear una lista 1-900000000 tomaría mucho tiempo en crearse.</text:span><text:span text:style-name="T24"><text:line-break/>_rango = range(</text:span><text:span text:style-name="T28">1</text:span><text:span text:style-name="T24">, </text:span><text:span text:style-name="T28">900000000</text:span><text:span text:style-name="T24">)<text:line-break/></text:span><text:span text:style-name="T23"># Duplicará todos los números hasta que un resultado &gt;= se encuentre.</text:span><text:span text:style-name="T24"><text:line-break/></text:span><text:span text:style-name="T26">for</text:span><text:span text:style-name="T24"> i </text:span><text:span text:style-name="T26">in</text:span><text:span text:style-name="T24"> duplicar_numeros(_rango):<text:line-break/><text:tab/>print(i)<text:line-break/><text:tab/></text:span><text:span text:style-name="T26">if</text:span><text:span text:style-name="T24"> i &gt;= </text:span><text:span text:style-name="T28">30</text:span><text:span text:style-name="T24">:<text:line-break/> <text:s text:c="3"/><text:tab/> <text:s text:c="4"/></text:span><text:span text:style-name="T26">break</text:span></text:p>
          </table:table-cell>
        </table:table-row>
      </table:table>
      <text:p text:style-name="P24"/>
      <text:p text:style-name="Standard">Exemple d'utilització de decoradors en Python.</text:p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17"><text:span text:style-name="T23"># Decoradores</text:span><text:span text:style-name="T24"><text:line-break/></text:span><text:span text:style-name="T23"># en este ejemplo 'pedir' envuelve a 'decir'</text:span><text:span text:style-name="T24"><text:line-break/></text:span><text:span text:style-name="T23"># Pedir llamará a 'decir'. Si decir_por_favor es True entonces cambiará el mensaje a retornar</text:span><text:span text:style-name="T24"><text:line-break/></text:span><text:span text:style-name="T26">from</text:span><text:span text:style-name="T24"> functools </text:span><text:span text:style-name="T26">import</text:span><text:span text:style-name="T24"> wraps<text:line-break/><text:line-break/><text:line-break/></text:span><text:span text:style-name="T26">def</text:span><text:span text:style-name="T24"> </text:span><text:span text:style-name="T30">pedir</text:span><text:span text:style-name="T24">(_decir):<text:line-break/></text:span><text:span text:style-name="T32"><text:tab/>@wraps(_decir)</text:span><text:span text:style-name="T24"><text:line-break/><text:tab/></text:span><text:span text:style-name="T26">def</text:span><text:span text:style-name="T24"> </text:span><text:span text:style-name="T30">wrapper</text:span><text:span text:style-name="T24">(*args, **kwargs):<text:line-break/> <text:s text:c="3"/><text:tab/> <text:s text:c="4"/>mensaje, decir_por_favor = _decir(*args, **kwargs)<text:line-break/> <text:s text:c="3"/><text:tab/> <text:s text:c="4"/></text:span><text:span text:style-name="T26">if</text:span><text:span text:style-name="T24"> decir_por_favor:<text:line-break/> <text:s text:c="7"/><text:tab/> <text:s text:c="4"/></text:span><text:span text:style-name="T26">return</text:span><text:span text:style-name="T24"> </text:span><text:span text:style-name="T27">"{} {}"</text:span><text:span text:style-name="T24">.format(mensaje, </text:span><text:span text:style-name="T27">"¡Por favor! Soy pobre :("</text:span><text:span text:style-name="T24">)<text:line-break/> <text:s text:c="3"/><text:tab/> <text:s text:c="4"/></text:span><text:span text:style-name="T26">return</text:span><text:span text:style-name="T24"> mensaje<text:line-break/><text:line-break/><text:tab/></text:span><text:span text:style-name="T26">return</text:span><text:span text:style-name="T24"> wrapper<text:line-break/><text:line-break/></text:span><text:span text:style-name="T32">@pedir</text:span><text:span text:style-name="T24"><text:line-break/></text:span><text:span text:style-name="T26">def</text:span><text:span text:style-name="T24"> </text:span><text:span text:style-name="T30">say</text:span><text:span text:style-name="T24">(decir_por_favor=False):<text:line-break/><text:tab/>mensaje = </text:span><text:span text:style-name="T27">"¿Puedes comprarme una cerveza?"</text:span><text:span text:style-name="T24"><text:line-break/><text:tab/></text:span><text:span text:style-name="T26">return</text:span><text:span text:style-name="T24"> mensaje, decir_por_favor<text:line-break/><text:line-break/><text:line-break/>print(decir()) <text:s/></text:span><text:span text:style-name="T23"># ¿Puedes comprarme una cerveza?</text:span><text:span text:style-name="T24"><text:line-break/>print(decir(decir_por_favor=</text:span><text:span text:style-name="T26">True</text:span><text:span text:style-name="T24">)) <text:s/></text:span><text:span text:style-name="T23"># ¿Puedes comprarme una cerveza? ¡Por favor! Soy pobre :()</text:span></text:p>
          </table:table-cell>
        </table:table-row>
      </table:table>
      <text:p text:style-name="P24"/>
      <text:list xml:id="list40701023357992" text:continue-numbering="true" text:style-name="WWNum4">
        <text:list-item>
          <text:p text:style-name="P35"><text:bookmark text:name="_9inb55ixvere"/>Bibliografía</text:p>
        </text:list-item>
      </text:list>
      <text:list xml:id="list1813615325" text:style-name="WWNum1">
        <text:list-item>
          <text:p text:style-name="P28">Learn X in Y Minutes: <text:a xlink:type="simple" xlink:href="https://learnxinyminutes.com/docs/es-es/python-es/" text:style-name="ListLabel_20_28" text:visited-style-name="ListLabel_20_28"><text:span text:style-name="T21">https://learnxinyminutes.com/docs/es-es/python-es/</text:span></text:a></text:p>
        </text:list-item>
        <text:list-item>
          <text:p text:style-name="P28">Aprende Python con Alf <text:a xlink:type="simple" xlink:href="https://aprendeconalf.es/docencia/python/manual/" text:style-name="ListLabel_20_28" text:visited-style-name="ListLabel_20_28"><text:span text:style-name="T21">https://aprendeconalf.es/docencia/python/manual/</text:span></text:a></text:p>
        </text:list-item>
        <text:list-item>
          <text:p text:style-name="P30">Python para todos: <text:a xlink:type="simple" xlink:href="http://do1.dr-chuck.com/pythonlearn/ES_es/pythonlearn.pdf" text:style-name="ListLabel_20_28" text:visited-style-name="ListLabel_20_28"><text:span text:style-name="T21">http://do1.dr-chuck.com/pythonlearn/ES_es/pythonlearn.pdf</text:span></text:a></text:p>
        </text:list-item>
      </text:list>
      <text:list xml:id="list40701286744501" text:continue-list="list40701023357992" text:style-name="WWNum4">
        <text:list-item>
          <text:p text:style-name="P33"><text:bookmark text:name="_mh0sb6oag3eq"/>Autors (en ordre alfabètic)</text:p>
        </text:list-item>
      </text:list>
      <text:p text:style-name="P24">A continuació oferim en ordre alfabètic el llistat d'autors que han fet aportacions a aquest document.</text:p>
      <text:list xml:id="list4242490834" text:style-name="WWNum3">
        <text:list-item>
          <text:p text:style-name="P26">Jose Castillo Aliaga</text:p>
        </text:list-item>
        <text:list-item>
          <text:p text:style-name="P31">Sergi García Barea</text:p>
        </text:list-item>
      </text:list>
      <text:p text:style-name="P22">Gran part del contingut ha sigut obtingut del material amb llicència CC BY SA disponible en<text:a xlink:type="simple" xlink:href="https://learnxinyminutes.com/docs/es-es/python-es/" text:style-name="ListLabel_20_28" text:visited-style-name="ListLabel_20_28"><text:span text:style-name="T21">https://learnxinyminutes.com/docs/es-es/python-es/</text:span></text:a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Sistemas de gestión empresarial </text:span><text:span text:style-name="MT2"><text:tab/><text:tab/>UD0</text:span><text:span text:style-name="MT1">5</text:span><text:span text:style-name="MT2">. </text:span><text:span text:style-name="MT1">Anexo I - <text:s text:c="2"/>Resumen Python 3</text:span></text:p>
      </style:header>
      <style:footer>
        <text:p text:style-name="MP2"><text:span text:style-name="MT2">CFGS. Desarrollo de Aplicaciones </text:span><text:span text:style-name="MT1">Multiplataforma</text:span><text:span text:style-name="MT2"><text:tab/><text:tab/></text:span><text:span text:style-name="MT1">UD05 - Página</text:span><text:span text:style-name="MT2"> </text:span><text:span text:style-name="MT1">5</text:span><text:span text:style-name="MT2">.</text:span><text:page-number text:select-page="current">4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4" meta:image-count="2" meta:object-count="0" meta:page-count="4" meta:paragraph-count="118" meta:word-count="3683" meta:character-count="22967" meta:non-whitespace-character-count="19099"/>
    <meta:generator>LibreOfficeDev/6.0.5.2$Linux_X86_64 LibreOffice_project/</meta:generator>
  </office:meta>
</office:document-meta>
</file>